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602cm"/>
    </style:style>
    <style:style style:name="co5" style:family="table-column">
      <style:table-column-properties fo:break-before="auto" style:column-width="10.1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DS</text:p>
          </table:table-cell>
          <table:table-cell office:value-type="string" calcext:value-type="string">
            <text:p>Values</text:p>
          </table:table-cell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add_net_c</text:p>
          </table:table-cell>
          <table:table-cell table:formula="of:= CONCATENATE(&quot;(&quot;;LEFTB([.A2];LEN([.A2])-2))" office:value-type="string" office:string-value="(add_net" calcext:value-type="string">
            <text:p>(add_net</text:p>
          </table:table-cell>
          <table:table-cell/>
          <table:table-cell table:formula="of:=CONCATENATE(&quot;extern &quot;&quot;C&quot;&quot; const char*   &quot;;[.A2];&quot;;&quot;; )" office:value-type="string" office:string-value="extern &quot;C&quot; const char*   add_net_c;" calcext:value-type="string">
            <text:p>extern "C" const char* <text:s text:c="2"/>add_net_c;</text:p>
          </table:table-cell>
          <table:table-cell/>
          <table:table-cell table:formula="of:=CONCATENATE( CONCATENATE(&quot;const char*    &quot;;[.A2];&quot;  =  &quot;&quot;&quot;;[.B2]);&quot;&quot;&quot;;&quot;)" office:value-type="string" office:string-value="const char*    add_net_c  =  &quot;(add_net&quot;;" calcext:value-type="string">
            <text:p>const char* <text:s text:c="3"/>add_net_c <text:s/>= <text:s/>"(add_net";</text:p>
          </table:table-cell>
        </table:table-row>
        <table:table-row table:style-name="ro1">
          <table:table-cell office:value-type="string" calcext:value-type="string">
            <text:p>area_c</text:p>
          </table:table-cell>
          <table:table-cell table:formula="of:= CONCATENATE(&quot;(&quot;;LEFTB([.A3];LEN([.A3])-2))" office:value-type="string" office:string-value="(area" calcext:value-type="string">
            <text:p>(area</text:p>
          </table:table-cell>
          <table:table-cell/>
          <table:table-cell table:formula="of:=CONCATENATE(&quot;extern &quot;&quot;C&quot;&quot; const char*   &quot;;[.A3];&quot;;&quot;; )" office:value-type="string" office:string-value="extern &quot;C&quot; const char*   area_c;" calcext:value-type="string">
            <text:p>extern "C" const char* <text:s text:c="2"/>area_c;</text:p>
          </table:table-cell>
          <table:table-cell/>
          <table:table-cell table:formula="of:=CONCATENATE( CONCATENATE(&quot;const char*    &quot;;[.A3];&quot;  =  &quot;&quot;&quot;;[.B3]);&quot;&quot;&quot;;&quot;)" office:value-type="string" office:string-value="const char*    area_c  =  &quot;(area&quot;;" calcext:value-type="string">
            <text:p>const char* <text:s text:c="3"/>area_c <text:s/>= <text:s/>"(area";</text:p>
          </table:table-cell>
        </table:table-row>
        <table:table-row table:style-name="ro1">
          <table:table-cell office:value-type="string" calcext:value-type="string">
            <text:p>at_c</text:p>
          </table:table-cell>
          <table:table-cell table:formula="of:= CONCATENATE(&quot;(&quot;;LEFTB([.A4];LEN([.A4])-2))" office:value-type="string" office:string-value="(at" calcext:value-type="string">
            <text:p>(at</text:p>
          </table:table-cell>
          <table:table-cell/>
          <table:table-cell table:formula="of:=CONCATENATE(&quot;extern &quot;&quot;C&quot;&quot; const char*   &quot;;[.A4];&quot;;&quot;; )" office:value-type="string" office:string-value="extern &quot;C&quot; const char*   at_c;" calcext:value-type="string">
            <text:p>extern "C" const char* <text:s text:c="2"/>at_c;</text:p>
          </table:table-cell>
          <table:table-cell/>
          <table:table-cell table:formula="of:=CONCATENATE( CONCATENATE(&quot;const char*    &quot;;[.A4];&quot;  =  &quot;&quot;&quot;;[.B4]);&quot;&quot;&quot;;&quot;)" office:value-type="string" office:string-value="const char*    at_c  =  &quot;(at&quot;;" calcext:value-type="string">
            <text:p>const char* <text:s text:c="3"/>at_c <text:s/>= <text:s/>"(at";</text:p>
          </table:table-cell>
        </table:table-row>
        <table:table-row table:style-name="ro1">
          <table:table-cell office:value-type="string" calcext:value-type="string">
            <text:p>attr_c</text:p>
          </table:table-cell>
          <table:table-cell table:formula="of:= CONCATENATE(&quot;(&quot;;LEFTB([.A5];LEN([.A5])-2))" office:value-type="string" office:string-value="(attr" calcext:value-type="string">
            <text:p>(attr</text:p>
          </table:table-cell>
          <table:table-cell/>
          <table:table-cell table:formula="of:=CONCATENATE(&quot;extern &quot;&quot;C&quot;&quot; const char*   &quot;;[.A5];&quot;;&quot;; )" office:value-type="string" office:string-value="extern &quot;C&quot; const char*   attr_c;" calcext:value-type="string">
            <text:p>extern "C" const char* <text:s text:c="2"/>attr_c;</text:p>
          </table:table-cell>
          <table:table-cell/>
          <table:table-cell table:formula="of:=CONCATENATE( CONCATENATE(&quot;const char*    &quot;;[.A5];&quot;  =  &quot;&quot;&quot;;[.B5]);&quot;&quot;&quot;;&quot;)" office:value-type="string" office:string-value="const char*    attr_c  =  &quot;(attr&quot;;" calcext:value-type="string">
            <text:p>const char* <text:s text:c="3"/>attr_c <text:s/>= <text:s/>"(attr";</text:p>
          </table:table-cell>
        </table:table-row>
        <table:table-row table:style-name="ro1">
          <table:table-cell office:value-type="string" calcext:value-type="string">
            <text:p>center_c</text:p>
          </table:table-cell>
          <table:table-cell table:formula="of:= CONCATENATE(&quot;(&quot;;LEFTB([.A6];LEN([.A6])-2))" office:value-type="string" office:string-value="(center" calcext:value-type="string">
            <text:p>(center</text:p>
          </table:table-cell>
          <table:table-cell/>
          <table:table-cell table:formula="of:=CONCATENATE(&quot;extern &quot;&quot;C&quot;&quot; const char*   &quot;;[.A6];&quot;;&quot;; )" office:value-type="string" office:string-value="extern &quot;C&quot; const char*   center_c;" calcext:value-type="string">
            <text:p>extern "C" const char* <text:s text:c="2"/>center_c;</text:p>
          </table:table-cell>
          <table:table-cell/>
          <table:table-cell table:formula="of:=CONCATENATE( CONCATENATE(&quot;const char*    &quot;;[.A6];&quot;  =  &quot;&quot;&quot;;[.B6]);&quot;&quot;&quot;;&quot;)" office:value-type="string" office:string-value="const char*    center_c  =  &quot;(center&quot;;" calcext:value-type="string">
            <text:p>const char* <text:s text:c="3"/>center_c <text:s/>= <text:s/>"(center";</text:p>
          </table:table-cell>
        </table:table-row>
        <table:table-row table:style-name="ro1">
          <table:table-cell office:value-type="string" calcext:value-type="string">
            <text:p>clearance_c</text:p>
          </table:table-cell>
          <table:table-cell table:formula="of:= CONCATENATE(&quot;(&quot;;LEFTB([.A7];LEN([.A7])-2))" office:value-type="string" office:string-value="(clearance" calcext:value-type="string">
            <text:p>(clearance</text:p>
          </table:table-cell>
          <table:table-cell/>
          <table:table-cell table:formula="of:=CONCATENATE(&quot;extern &quot;&quot;C&quot;&quot; const char*   &quot;;[.A7];&quot;;&quot;; )" office:value-type="string" office:string-value="extern &quot;C&quot; const char*   clearance_c;" calcext:value-type="string">
            <text:p>extern "C" const char* <text:s text:c="2"/>clearance_c;</text:p>
          </table:table-cell>
          <table:table-cell/>
          <table:table-cell table:formula="of:=CONCATENATE( CONCATENATE(&quot;const char*    &quot;;[.A7];&quot;  =  &quot;&quot;&quot;;[.B7]);&quot;&quot;&quot;;&quot;)" office:value-type="string" office:string-value="const char*    clearance_c  =  &quot;(clearance&quot;;" calcext:value-type="string">
            <text:p>const char* <text:s text:c="3"/>clearance_c <text:s/>= <text:s/>"(clearance";</text:p>
          </table:table-cell>
        </table:table-row>
        <table:table-row table:style-name="ro1">
          <table:table-cell office:value-type="string" calcext:value-type="string">
            <text:p>code_c</text:p>
          </table:table-cell>
          <table:table-cell table:formula="of:= CONCATENATE(&quot;(&quot;;LEFTB([.A8];LEN([.A8])-2))" office:value-type="string" office:string-value="(code" calcext:value-type="string">
            <text:p>(code</text:p>
          </table:table-cell>
          <table:table-cell/>
          <table:table-cell table:formula="of:=CONCATENATE(&quot;extern &quot;&quot;C&quot;&quot; const char*   &quot;;[.A8];&quot;;&quot;; )" office:value-type="string" office:string-value="extern &quot;C&quot; const char*   code_c;" calcext:value-type="string">
            <text:p>extern "C" const char* <text:s text:c="2"/>code_c;</text:p>
          </table:table-cell>
          <table:table-cell/>
          <table:table-cell table:formula="of:=CONCATENATE( CONCATENATE(&quot;const char*    &quot;;[.A8];&quot;  =  &quot;&quot;&quot;;[.B8]);&quot;&quot;&quot;;&quot;)" office:value-type="string" office:string-value="const char*    code_c  =  &quot;(code&quot;;" calcext:value-type="string">
            <text:p>const char* <text:s text:c="3"/>code_c <text:s/>= <text:s/>"(code";</text:p>
          </table:table-cell>
        </table:table-row>
        <table:table-row table:style-name="ro1">
          <table:table-cell office:value-type="string" calcext:value-type="string">
            <text:p>component_c</text:p>
          </table:table-cell>
          <table:table-cell table:formula="of:= CONCATENATE(&quot;(&quot;;LEFTB([.A9];LEN([.A9])-2))" office:value-type="string" office:string-value="(component" calcext:value-type="string">
            <text:p>(component</text:p>
          </table:table-cell>
          <table:table-cell/>
          <table:table-cell table:formula="of:=CONCATENATE(&quot;extern &quot;&quot;C&quot;&quot; const char*   &quot;;[.A9];&quot;;&quot;; )" office:value-type="string" office:string-value="extern &quot;C&quot; const char*   component_c;" calcext:value-type="string">
            <text:p>extern "C" const char* <text:s text:c="2"/>component_c;</text:p>
          </table:table-cell>
          <table:table-cell/>
          <table:table-cell table:formula="of:=CONCATENATE( CONCATENATE(&quot;const char*    &quot;;[.A9];&quot;  =  &quot;&quot;&quot;;[.B9]);&quot;&quot;&quot;;&quot;)" office:value-type="string" office:string-value="const char*    component_c  =  &quot;(component&quot;;" calcext:value-type="string">
            <text:p>const char* <text:s text:c="3"/>component_c <text:s/>= <text:s/>"(component";</text:p>
          </table:table-cell>
        </table:table-row>
        <table:table-row table:style-name="ro1">
          <table:table-cell office:value-type="string" calcext:value-type="string">
            <text:p>components_c</text:p>
          </table:table-cell>
          <table:table-cell table:formula="of:= CONCATENATE(&quot;(&quot;;LEFTB([.A10];LEN([.A10])-2))" office:value-type="string" office:string-value="(components" calcext:value-type="string">
            <text:p>(components</text:p>
          </table:table-cell>
          <table:table-cell/>
          <table:table-cell table:formula="of:=CONCATENATE(&quot;extern &quot;&quot;C&quot;&quot; const char*   &quot;;[.A10];&quot;;&quot;; )" office:value-type="string" office:string-value="extern &quot;C&quot; const char*   components_c;" calcext:value-type="string">
            <text:p>extern "C" const char* <text:s text:c="2"/>components_c;</text:p>
          </table:table-cell>
          <table:table-cell/>
          <table:table-cell table:formula="of:=CONCATENATE( CONCATENATE(&quot;const char*    &quot;;[.A10];&quot;  =  &quot;&quot;&quot;;[.B10]);&quot;&quot;&quot;;&quot;)" office:value-type="string" office:string-value="const char*    components_c  =  &quot;(components&quot;;" calcext:value-type="string">
            <text:p>const char* <text:s text:c="3"/>components_c <text:s/>= <text:s/>"(components";</text:p>
          </table:table-cell>
        </table:table-row>
        <table:table-row table:style-name="ro1">
          <table:table-cell office:value-type="string" calcext:value-type="string">
            <text:p>date_c</text:p>
          </table:table-cell>
          <table:table-cell table:formula="of:= CONCATENATE(&quot;(&quot;;LEFTB([.A11];LEN([.A11])-2))" office:value-type="string" office:string-value="(date" calcext:value-type="string">
            <text:p>(date</text:p>
          </table:table-cell>
          <table:table-cell/>
          <table:table-cell table:formula="of:=CONCATENATE(&quot;extern &quot;&quot;C&quot;&quot; const char*   &quot;;[.A11];&quot;;&quot;; )" office:value-type="string" office:string-value="extern &quot;C&quot; const char*   date_c;" calcext:value-type="string">
            <text:p>extern "C" const char* <text:s text:c="2"/>date_c;</text:p>
          </table:table-cell>
          <table:table-cell/>
          <table:table-cell table:formula="of:=CONCATENATE( CONCATENATE(&quot;const char*    &quot;;[.A11];&quot;  =  &quot;&quot;&quot;;[.B11]);&quot;&quot;&quot;;&quot;)" office:value-type="string" office:string-value="const char*    date_c  =  &quot;(date&quot;;" calcext:value-type="string">
            <text:p>const char* <text:s text:c="3"/>date_c <text:s/>= <text:s/>"(date";</text:p>
          </table:table-cell>
        </table:table-row>
        <table:table-row table:style-name="ro1">
          <table:table-cell office:value-type="string" calcext:value-type="string">
            <text:p>design_c</text:p>
          </table:table-cell>
          <table:table-cell table:formula="of:= CONCATENATE(&quot;(&quot;;LEFTB([.A12];LEN([.A12])-2))" office:value-type="string" office:string-value="(design" calcext:value-type="string">
            <text:p>(design</text:p>
          </table:table-cell>
          <table:table-cell/>
          <table:table-cell table:formula="of:=CONCATENATE(&quot;extern &quot;&quot;C&quot;&quot; const char*   &quot;;[.A12];&quot;;&quot;; )" office:value-type="string" office:string-value="extern &quot;C&quot; const char*   design_c;" calcext:value-type="string">
            <text:p>extern "C" const char* <text:s text:c="2"/>design_c;</text:p>
          </table:table-cell>
          <table:table-cell/>
          <table:table-cell table:formula="of:=CONCATENATE( CONCATENATE(&quot;const char*    &quot;;[.A12];&quot;  =  &quot;&quot;&quot;;[.B12]);&quot;&quot;&quot;;&quot;)" office:value-type="string" office:string-value="const char*    design_c  =  &quot;(design&quot;;" calcext:value-type="string">
            <text:p>const char* <text:s text:c="3"/>design_c <text:s/>= <text:s/>"(design";</text:p>
          </table:table-cell>
        </table:table-row>
        <table:table-row table:style-name="ro1">
          <table:table-cell office:value-type="string" calcext:value-type="string">
            <text:p>drawings_c</text:p>
          </table:table-cell>
          <table:table-cell table:formula="of:= CONCATENATE(&quot;(&quot;;LEFTB([.A13];LEN([.A13])-2))" office:value-type="string" office:string-value="(drawings" calcext:value-type="string">
            <text:p>(drawings</text:p>
          </table:table-cell>
          <table:table-cell/>
          <table:table-cell table:formula="of:=CONCATENATE(&quot;extern &quot;&quot;C&quot;&quot; const char*   &quot;;[.A13];&quot;;&quot;; )" office:value-type="string" office:string-value="extern &quot;C&quot; const char*   drawings_c;" calcext:value-type="string">
            <text:p>extern "C" const char* <text:s text:c="2"/>drawings_c;</text:p>
          </table:table-cell>
          <table:table-cell/>
          <table:table-cell table:formula="of:=CONCATENATE( CONCATENATE(&quot;const char*    &quot;;[.A13];&quot;  =  &quot;&quot;&quot;;[.B13]);&quot;&quot;&quot;;&quot;)" office:value-type="string" office:string-value="const char*    drawings_c  =  &quot;(drawings&quot;;" calcext:value-type="string">
            <text:p>const char* <text:s text:c="3"/>drawings_c <text:s/>= <text:s/>"(drawings";</text:p>
          </table:table-cell>
        </table:table-row>
        <table:table-row table:style-name="ro1">
          <table:table-cell office:value-type="string" calcext:value-type="string">
            <text:p>drillshape_c</text:p>
          </table:table-cell>
          <table:table-cell table:formula="of:= CONCATENATE(&quot;(&quot;;LEFTB([.A14];LEN([.A14])-2))" office:value-type="string" office:string-value="(drillshape" calcext:value-type="string">
            <text:p>(drillshape</text:p>
          </table:table-cell>
          <table:table-cell/>
          <table:table-cell table:formula="of:=CONCATENATE(&quot;extern &quot;&quot;C&quot;&quot; const char*   &quot;;[.A14];&quot;;&quot;; )" office:value-type="string" office:string-value="extern &quot;C&quot; const char*   drillshape_c;" calcext:value-type="string">
            <text:p>extern "C" const char* <text:s text:c="2"/>drillshape_c;</text:p>
          </table:table-cell>
          <table:table-cell/>
          <table:table-cell table:formula="of:=CONCATENATE( CONCATENATE(&quot;const char*    &quot;;[.A14];&quot;  =  &quot;&quot;&quot;;[.B14]);&quot;&quot;&quot;;&quot;)" office:value-type="string" office:string-value="const char*    drillshape_c  =  &quot;(drillshape&quot;;" calcext:value-type="string">
            <text:p>const char* <text:s text:c="3"/>drillshape_c <text:s/>= <text:s/>"(drillshape";</text:p>
          </table:table-cell>
        </table:table-row>
        <table:table-row table:style-name="ro1">
          <table:table-cell office:value-type="string" calcext:value-type="string">
            <text:p>edge_width_c</text:p>
          </table:table-cell>
          <table:table-cell table:formula="of:= CONCATENATE(&quot;(&quot;;LEFTB([.A15];LEN([.A15])-2))" office:value-type="string" office:string-value="(edge_width" calcext:value-type="string">
            <text:p>(edge_width</text:p>
          </table:table-cell>
          <table:table-cell/>
          <table:table-cell table:formula="of:=CONCATENATE(&quot;extern &quot;&quot;C&quot;&quot; const char*   &quot;;[.A15];&quot;;&quot;; )" office:value-type="string" office:string-value="extern &quot;C&quot; const char*   edge_width_c;" calcext:value-type="string">
            <text:p>extern "C" const char* <text:s text:c="2"/>edge_width_c;</text:p>
          </table:table-cell>
          <table:table-cell/>
          <table:table-cell table:formula="of:=CONCATENATE( CONCATENATE(&quot;const char*    &quot;;[.A15];&quot;  =  &quot;&quot;&quot;;[.B15]);&quot;&quot;&quot;;&quot;)" office:value-type="string" office:string-value="const char*    edge_width_c  =  &quot;(edge_width&quot;;" calcext:value-type="string">
            <text:p>const char* <text:s text:c="3"/>edge_width_c <text:s/>= <text:s/>"(edge_width";</text:p>
          </table:table-cell>
        </table:table-row>
        <table:table-row table:style-name="ro1">
          <table:table-cell office:value-type="string" calcext:value-type="string">
            <text:p>effects_c</text:p>
          </table:table-cell>
          <table:table-cell table:formula="of:= CONCATENATE(&quot;(&quot;;LEFTB([.A16];LEN([.A16])-2))" office:value-type="string" office:string-value="(effects" calcext:value-type="string">
            <text:p>(effects</text:p>
          </table:table-cell>
          <table:table-cell/>
          <table:table-cell table:formula="of:=CONCATENATE(&quot;extern &quot;&quot;C&quot;&quot; const char*   &quot;;[.A16];&quot;;&quot;; )" office:value-type="string" office:string-value="extern &quot;C&quot; const char*   effects_c;" calcext:value-type="string">
            <text:p>extern "C" const char* <text:s text:c="2"/>effects_c;</text:p>
          </table:table-cell>
          <table:table-cell/>
          <table:table-cell table:formula="of:=CONCATENATE( CONCATENATE(&quot;const char*    &quot;;[.A16];&quot;  =  &quot;&quot;&quot;;[.B16]);&quot;&quot;&quot;;&quot;)" office:value-type="string" office:string-value="const char*    effects_c  =  &quot;(effects&quot;;" calcext:value-type="string">
            <text:p>const char* <text:s text:c="3"/>effects_c <text:s/>= <text:s/>"(effects";</text:p>
          </table:table-cell>
        </table:table-row>
        <table:table-row table:style-name="ro1">
          <table:table-cell office:value-type="string" calcext:value-type="string">
            <text:p>end_c</text:p>
          </table:table-cell>
          <table:table-cell table:formula="of:= CONCATENATE(&quot;(&quot;;LEFTB([.A17];LEN([.A17])-2))" office:value-type="string" office:string-value="(end" calcext:value-type="string">
            <text:p>(end</text:p>
          </table:table-cell>
          <table:table-cell/>
          <table:table-cell table:formula="of:=CONCATENATE(&quot;extern &quot;&quot;C&quot;&quot; const char*   &quot;;[.A17];&quot;;&quot;; )" office:value-type="string" office:string-value="extern &quot;C&quot; const char*   end_c;" calcext:value-type="string">
            <text:p>extern "C" const char* <text:s text:c="2"/>end_c;</text:p>
          </table:table-cell>
          <table:table-cell/>
          <table:table-cell table:formula="of:=CONCATENATE( CONCATENATE(&quot;const char*    &quot;;[.A17];&quot;  =  &quot;&quot;&quot;;[.B17]);&quot;&quot;&quot;;&quot;)" office:value-type="string" office:string-value="const char*    end_c  =  &quot;(end&quot;;" calcext:value-type="string">
            <text:p>const char* <text:s text:c="3"/>end_c <text:s/>= <text:s/>"(end";</text:p>
          </table:table-cell>
        </table:table-row>
        <table:table-row table:style-name="ro1">
          <table:table-cell office:value-type="string" calcext:value-type="string">
            <text:p>excludeedgelayer_c</text:p>
          </table:table-cell>
          <table:table-cell table:formula="of:= CONCATENATE(&quot;(&quot;;LEFTB([.A18];LEN([.A18])-2))" office:value-type="string" office:string-value="(excludeedgelayer" calcext:value-type="string">
            <text:p>(excludeedgelayer</text:p>
          </table:table-cell>
          <table:table-cell/>
          <table:table-cell table:formula="of:=CONCATENATE(&quot;extern &quot;&quot;C&quot;&quot; const char*   &quot;;[.A18];&quot;;&quot;; )" office:value-type="string" office:string-value="extern &quot;C&quot; const char*   excludeedgelayer_c;" calcext:value-type="string">
            <text:p>extern "C" const char* <text:s text:c="2"/>excludeedgelayer_c;</text:p>
          </table:table-cell>
          <table:table-cell/>
          <table:table-cell table:formula="of:=CONCATENATE( CONCATENATE(&quot;const char*    &quot;;[.A18];&quot;  =  &quot;&quot;&quot;;[.B18]);&quot;&quot;&quot;;&quot;)" office:value-type="string" office:string-value="const char*    excludeedgelayer_c  =  &quot;(excludeedgelayer&quot;;" calcext:value-type="string">
            <text:p>const char* <text:s text:c="3"/>excludeedgelayer_c <text:s/>= <text:s/>"(excludeedgelayer";</text:p>
          </table:table-cell>
        </table:table-row>
        <table:table-row table:style-name="ro1">
          <table:table-cell office:value-type="string" calcext:value-type="string">
            <text:p>export_c</text:p>
          </table:table-cell>
          <table:table-cell table:formula="of:= CONCATENATE(&quot;(&quot;;LEFTB([.A19];LEN([.A19])-2))" office:value-type="string" office:string-value="(export" calcext:value-type="string">
            <text:p>(export</text:p>
          </table:table-cell>
          <table:table-cell/>
          <table:table-cell table:formula="of:=CONCATENATE(&quot;extern &quot;&quot;C&quot;&quot; const char*   &quot;;[.A19];&quot;;&quot;; )" office:value-type="string" office:string-value="extern &quot;C&quot; const char*   export_c;" calcext:value-type="string">
            <text:p>extern "C" const char* <text:s text:c="2"/>export_c;</text:p>
          </table:table-cell>
          <table:table-cell/>
          <table:table-cell table:formula="of:=CONCATENATE( CONCATENATE(&quot;const char*    &quot;;[.A19];&quot;  =  &quot;&quot;&quot;;[.B19]);&quot;&quot;&quot;;&quot;)" office:value-type="string" office:string-value="const char*    export_c  =  &quot;(export&quot;;" calcext:value-type="string">
            <text:p>const char* <text:s text:c="3"/>export_c <text:s/>= <text:s/>"(export";</text:p>
          </table:table-cell>
        </table:table-row>
        <table:table-row table:style-name="ro1">
          <table:table-cell office:value-type="string" calcext:value-type="string">
            <text:p>field_c</text:p>
          </table:table-cell>
          <table:table-cell table:formula="of:= CONCATENATE(&quot;(&quot;;LEFTB([.A20];LEN([.A20])-2))" office:value-type="string" office:string-value="(field" calcext:value-type="string">
            <text:p>(field</text:p>
          </table:table-cell>
          <table:table-cell/>
          <table:table-cell table:formula="of:=CONCATENATE(&quot;extern &quot;&quot;C&quot;&quot; const char*   &quot;;[.A20];&quot;;&quot;; )" office:value-type="string" office:string-value="extern &quot;C&quot; const char*   field_c;" calcext:value-type="string">
            <text:p>extern "C" const char* <text:s text:c="2"/>field_c;</text:p>
          </table:table-cell>
          <table:table-cell/>
          <table:table-cell table:formula="of:=CONCATENATE( CONCATENATE(&quot;const char*    &quot;;[.A20];&quot;  =  &quot;&quot;&quot;;[.B20]);&quot;&quot;&quot;;&quot;)" office:value-type="string" office:string-value="const char*    field_c  =  &quot;(field&quot;;" calcext:value-type="string">
            <text:p>const char* <text:s text:c="3"/>field_c <text:s/>= <text:s/>"(field";</text:p>
          </table:table-cell>
        </table:table-row>
        <table:table-row table:style-name="ro1">
          <table:table-cell office:value-type="string" calcext:value-type="string">
            <text:p>fields_c</text:p>
          </table:table-cell>
          <table:table-cell table:formula="of:= CONCATENATE(&quot;(&quot;;LEFTB([.A21];LEN([.A21])-2))" office:value-type="string" office:string-value="(fields" calcext:value-type="string">
            <text:p>(fields</text:p>
          </table:table-cell>
          <table:table-cell/>
          <table:table-cell table:formula="of:=CONCATENATE(&quot;extern &quot;&quot;C&quot;&quot; const char*   &quot;;[.A21];&quot;;&quot;; )" office:value-type="string" office:string-value="extern &quot;C&quot; const char*   fields_c;" calcext:value-type="string">
            <text:p>extern "C" const char* <text:s text:c="2"/>fields_c;</text:p>
          </table:table-cell>
          <table:table-cell/>
          <table:table-cell table:formula="of:=CONCATENATE( CONCATENATE(&quot;const char*    &quot;;[.A21];&quot;  =  &quot;&quot;&quot;;[.B21]);&quot;&quot;&quot;;&quot;)" office:value-type="string" office:string-value="const char*    fields_c  =  &quot;(fields&quot;;" calcext:value-type="string">
            <text:p>const char* <text:s text:c="3"/>fields_c <text:s/>= <text:s/>"(fields";</text:p>
          </table:table-cell>
        </table:table-row>
        <table:table-row table:style-name="ro1">
          <table:table-cell office:value-type="string" calcext:value-type="string">
            <text:p>font_c</text:p>
          </table:table-cell>
          <table:table-cell table:formula="of:= CONCATENATE(&quot;(&quot;;LEFTB([.A22];LEN([.A22])-2))" office:value-type="string" office:string-value="(font" calcext:value-type="string">
            <text:p>(font</text:p>
          </table:table-cell>
          <table:table-cell/>
          <table:table-cell table:formula="of:=CONCATENATE(&quot;extern &quot;&quot;C&quot;&quot; const char*   &quot;;[.A22];&quot;;&quot;; )" office:value-type="string" office:string-value="extern &quot;C&quot; const char*   font_c;" calcext:value-type="string">
            <text:p>extern "C" const char* <text:s text:c="2"/>font_c;</text:p>
          </table:table-cell>
          <table:table-cell/>
          <table:table-cell table:formula="of:=CONCATENATE( CONCATENATE(&quot;const char*    &quot;;[.A22];&quot;  =  &quot;&quot;&quot;;[.B22]);&quot;&quot;&quot;;&quot;)" office:value-type="string" office:string-value="const char*    font_c  =  &quot;(font&quot;;" calcext:value-type="string">
            <text:p>const char* <text:s text:c="3"/>font_c <text:s/>= <text:s/>"(font";</text:p>
          </table:table-cell>
        </table:table-row>
        <table:table-row table:style-name="ro1">
          <table:table-cell office:value-type="string" calcext:value-type="string">
            <text:p>fp_circle_c</text:p>
          </table:table-cell>
          <table:table-cell table:formula="of:= CONCATENATE(&quot;(&quot;;LEFTB([.A23];LEN([.A23])-2))" office:value-type="string" office:string-value="(fp_circle" calcext:value-type="string">
            <text:p>(fp_circle</text:p>
          </table:table-cell>
          <table:table-cell/>
          <table:table-cell table:formula="of:=CONCATENATE(&quot;extern &quot;&quot;C&quot;&quot; const char*   &quot;;[.A23];&quot;;&quot;; )" office:value-type="string" office:string-value="extern &quot;C&quot; const char*   fp_circle_c;" calcext:value-type="string">
            <text:p>extern "C" const char* <text:s text:c="2"/>fp_circle_c;</text:p>
          </table:table-cell>
          <table:table-cell/>
          <table:table-cell table:formula="of:=CONCATENATE( CONCATENATE(&quot;const char*    &quot;;[.A23];&quot;  =  &quot;&quot;&quot;;[.B23]);&quot;&quot;&quot;;&quot;)" office:value-type="string" office:string-value="const char*    fp_circle_c  =  &quot;(fp_circle&quot;;" calcext:value-type="string">
            <text:p>const char* <text:s text:c="3"/>fp_circle_c <text:s/>= <text:s/>"(fp_circle";</text:p>
          </table:table-cell>
        </table:table-row>
        <table:table-row table:style-name="ro1">
          <table:table-cell office:value-type="string" calcext:value-type="string">
            <text:p>fp_line_c</text:p>
          </table:table-cell>
          <table:table-cell table:formula="of:= CONCATENATE(&quot;(&quot;;LEFTB([.A24];LEN([.A24])-2))" office:value-type="string" office:string-value="(fp_line" calcext:value-type="string">
            <text:p>(fp_line</text:p>
          </table:table-cell>
          <table:table-cell/>
          <table:table-cell table:formula="of:=CONCATENATE(&quot;extern &quot;&quot;C&quot;&quot; const char*   &quot;;[.A24];&quot;;&quot;; )" office:value-type="string" office:string-value="extern &quot;C&quot; const char*   fp_line_c;" calcext:value-type="string">
            <text:p>extern "C" const char* <text:s text:c="2"/>fp_line_c;</text:p>
          </table:table-cell>
          <table:table-cell/>
          <table:table-cell table:formula="of:=CONCATENATE( CONCATENATE(&quot;const char*    &quot;;[.A24];&quot;  =  &quot;&quot;&quot;;[.B24]);&quot;&quot;&quot;;&quot;)" office:value-type="string" office:string-value="const char*    fp_line_c  =  &quot;(fp_line&quot;;" calcext:value-type="string">
            <text:p>const char* <text:s text:c="3"/>fp_line_c <text:s/>= <text:s/>"(fp_line";</text:p>
          </table:table-cell>
        </table:table-row>
        <table:table-row table:style-name="ro1">
          <table:table-cell office:value-type="string" calcext:value-type="string">
            <text:p>fp_text_c</text:p>
          </table:table-cell>
          <table:table-cell table:formula="of:= CONCATENATE(&quot;(&quot;;LEFTB([.A25];LEN([.A25])-2))" office:value-type="string" office:string-value="(fp_text" calcext:value-type="string">
            <text:p>(fp_text</text:p>
          </table:table-cell>
          <table:table-cell/>
          <table:table-cell table:formula="of:=CONCATENATE(&quot;extern &quot;&quot;C&quot;&quot; const char*   &quot;;[.A25];&quot;;&quot;; )" office:value-type="string" office:string-value="extern &quot;C&quot; const char*   fp_text_c;" calcext:value-type="string">
            <text:p>extern "C" const char* <text:s text:c="2"/>fp_text_c;</text:p>
          </table:table-cell>
          <table:table-cell/>
          <table:table-cell table:formula="of:=CONCATENATE( CONCATENATE(&quot;const char*    &quot;;[.A25];&quot;  =  &quot;&quot;&quot;;[.B25]);&quot;&quot;&quot;;&quot;)" office:value-type="string" office:string-value="const char*    fp_text_c  =  &quot;(fp_text&quot;;" calcext:value-type="string">
            <text:p>const char* <text:s text:c="3"/>fp_text_c <text:s/>= <text:s/>"(fp_text";</text:p>
          </table:table-cell>
        </table:table-row>
        <table:table-row table:style-name="ro1">
          <table:table-cell office:value-type="string" calcext:value-type="string">
            <text:p>general_c</text:p>
          </table:table-cell>
          <table:table-cell table:formula="of:= CONCATENATE(&quot;(&quot;;LEFTB([.A26];LEN([.A26])-2))" office:value-type="string" office:string-value="(general" calcext:value-type="string">
            <text:p>(general</text:p>
          </table:table-cell>
          <table:table-cell/>
          <table:table-cell table:formula="of:=CONCATENATE(&quot;extern &quot;&quot;C&quot;&quot; const char*   &quot;;[.A26];&quot;;&quot;; )" office:value-type="string" office:string-value="extern &quot;C&quot; const char*   general_c;" calcext:value-type="string">
            <text:p>extern "C" const char* <text:s text:c="2"/>general_c;</text:p>
          </table:table-cell>
          <table:table-cell/>
          <table:table-cell table:formula="of:=CONCATENATE( CONCATENATE(&quot;const char*    &quot;;[.A26];&quot;  =  &quot;&quot;&quot;;[.B26]);&quot;&quot;&quot;;&quot;)" office:value-type="string" office:string-value="const char*    general_c  =  &quot;(general&quot;;" calcext:value-type="string">
            <text:p>const char* <text:s text:c="3"/>general_c <text:s/>= <text:s/>"(general";</text:p>
          </table:table-cell>
        </table:table-row>
        <table:table-row table:style-name="ro1">
          <table:table-cell office:value-type="string" calcext:value-type="string">
            <text:p>host_c</text:p>
          </table:table-cell>
          <table:table-cell table:formula="of:= CONCATENATE(&quot;(&quot;;LEFTB([.A27];LEN([.A27])-2))" office:value-type="string" office:string-value="(host" calcext:value-type="string">
            <text:p>(host</text:p>
          </table:table-cell>
          <table:table-cell/>
          <table:table-cell table:formula="of:=CONCATENATE(&quot;extern &quot;&quot;C&quot;&quot; const char*   &quot;;[.A27];&quot;;&quot;; )" office:value-type="string" office:string-value="extern &quot;C&quot; const char*   host_c;" calcext:value-type="string">
            <text:p>extern "C" const char* <text:s text:c="2"/>host_c;</text:p>
          </table:table-cell>
          <table:table-cell/>
          <table:table-cell table:formula="of:=CONCATENATE( CONCATENATE(&quot;const char*    &quot;;[.A27];&quot;  =  &quot;&quot;&quot;;[.B27]);&quot;&quot;&quot;;&quot;)" office:value-type="string" office:string-value="const char*    host_c  =  &quot;(host&quot;;" calcext:value-type="string">
            <text:p>const char* <text:s text:c="3"/>host_c <text:s/>= <text:s/>"(host";</text:p>
          </table:table-cell>
        </table:table-row>
        <table:table-row table:style-name="ro1">
          <table:table-cell office:value-type="string" calcext:value-type="string">
            <text:p>hpglpendiameter_c</text:p>
          </table:table-cell>
          <table:table-cell table:formula="of:= CONCATENATE(&quot;(&quot;;LEFTB([.A28];LEN([.A28])-2))" office:value-type="string" office:string-value="(hpglpendiameter" calcext:value-type="string">
            <text:p>(hpglpendiameter</text:p>
          </table:table-cell>
          <table:table-cell/>
          <table:table-cell table:formula="of:=CONCATENATE(&quot;extern &quot;&quot;C&quot;&quot; const char*   &quot;;[.A28];&quot;;&quot;; )" office:value-type="string" office:string-value="extern &quot;C&quot; const char*   hpglpendiameter_c;" calcext:value-type="string">
            <text:p>extern "C" const char* <text:s text:c="2"/>hpglpendiameter_c;</text:p>
          </table:table-cell>
          <table:table-cell/>
          <table:table-cell table:formula="of:=CONCATENATE( CONCATENATE(&quot;const char*    &quot;;[.A28];&quot;  =  &quot;&quot;&quot;;[.B28]);&quot;&quot;&quot;;&quot;)" office:value-type="string" office:string-value="const char*    hpglpendiameter_c  =  &quot;(hpglpendiameter&quot;;" calcext:value-type="string">
            <text:p>const char* <text:s text:c="3"/>hpglpendiameter_c <text:s/>= <text:s/>"(hpglpendiameter";</text:p>
          </table:table-cell>
        </table:table-row>
        <table:table-row table:style-name="ro1">
          <table:table-cell office:value-type="string" calcext:value-type="string">
            <text:p>hpglpennumber_c</text:p>
          </table:table-cell>
          <table:table-cell table:formula="of:= CONCATENATE(&quot;(&quot;;LEFTB([.A29];LEN([.A29])-2))" office:value-type="string" office:string-value="(hpglpennumber" calcext:value-type="string">
            <text:p>(hpglpennumber</text:p>
          </table:table-cell>
          <table:table-cell/>
          <table:table-cell table:formula="of:=CONCATENATE(&quot;extern &quot;&quot;C&quot;&quot; const char*   &quot;;[.A29];&quot;;&quot;; )" office:value-type="string" office:string-value="extern &quot;C&quot; const char*   hpglpennumber_c;" calcext:value-type="string">
            <text:p>extern "C" const char* <text:s text:c="2"/>hpglpennumber_c;</text:p>
          </table:table-cell>
          <table:table-cell/>
          <table:table-cell table:formula="of:=CONCATENATE( CONCATENATE(&quot;const char*    &quot;;[.A29];&quot;  =  &quot;&quot;&quot;;[.B29]);&quot;&quot;&quot;;&quot;)" office:value-type="string" office:string-value="const char*    hpglpennumber_c  =  &quot;(hpglpennumber&quot;;" calcext:value-type="string">
            <text:p>const char* <text:s text:c="3"/>hpglpennumber_c <text:s/>= <text:s/>"(hpglpennumber";</text:p>
          </table:table-cell>
        </table:table-row>
        <table:table-row table:style-name="ro1">
          <table:table-cell office:value-type="string" calcext:value-type="string">
            <text:p>hpglpenoverlay_c</text:p>
          </table:table-cell>
          <table:table-cell table:formula="of:= CONCATENATE(&quot;(&quot;;LEFTB([.A30];LEN([.A30])-2))" office:value-type="string" office:string-value="(hpglpenoverlay" calcext:value-type="string">
            <text:p>(hpglpenoverlay</text:p>
          </table:table-cell>
          <table:table-cell/>
          <table:table-cell table:formula="of:=CONCATENATE(&quot;extern &quot;&quot;C&quot;&quot; const char*   &quot;;[.A30];&quot;;&quot;; )" office:value-type="string" office:string-value="extern &quot;C&quot; const char*   hpglpenoverlay_c;" calcext:value-type="string">
            <text:p>extern "C" const char* <text:s text:c="2"/>hpglpenoverlay_c;</text:p>
          </table:table-cell>
          <table:table-cell/>
          <table:table-cell table:formula="of:=CONCATENATE( CONCATENATE(&quot;const char*    &quot;;[.A30];&quot;  =  &quot;&quot;&quot;;[.B30]);&quot;&quot;&quot;;&quot;)" office:value-type="string" office:string-value="const char*    hpglpenoverlay_c  =  &quot;(hpglpenoverlay&quot;;" calcext:value-type="string">
            <text:p>const char* <text:s text:c="3"/>hpglpenoverlay_c <text:s/>= <text:s/>"(hpglpenoverlay";</text:p>
          </table:table-cell>
        </table:table-row>
        <table:table-row table:style-name="ro1">
          <table:table-cell office:value-type="string" calcext:value-type="string">
            <text:p>hpglpenspeed_c</text:p>
          </table:table-cell>
          <table:table-cell table:formula="of:= CONCATENATE(&quot;(&quot;;LEFTB([.A31];LEN([.A31])-2))" office:value-type="string" office:string-value="(hpglpenspeed" calcext:value-type="string">
            <text:p>(hpglpenspeed</text:p>
          </table:table-cell>
          <table:table-cell/>
          <table:table-cell table:formula="of:=CONCATENATE(&quot;extern &quot;&quot;C&quot;&quot; const char*   &quot;;[.A31];&quot;;&quot;; )" office:value-type="string" office:string-value="extern &quot;C&quot; const char*   hpglpenspeed_c;" calcext:value-type="string">
            <text:p>extern "C" const char* <text:s text:c="2"/>hpglpenspeed_c;</text:p>
          </table:table-cell>
          <table:table-cell/>
          <table:table-cell table:formula="of:=CONCATENATE( CONCATENATE(&quot;const char*    &quot;;[.A31];&quot;  =  &quot;&quot;&quot;;[.B31]);&quot;&quot;&quot;;&quot;)" office:value-type="string" office:string-value="const char*    hpglpenspeed_c  =  &quot;(hpglpenspeed&quot;;" calcext:value-type="string">
            <text:p>const char* <text:s text:c="3"/>hpglpenspeed_c <text:s/>= <text:s/>"(hpglpenspeed";</text:p>
          </table:table-cell>
        </table:table-row>
        <table:table-row table:style-name="ro1">
          <table:table-cell office:value-type="string" calcext:value-type="string">
            <text:p>kicad_pcb_c</text:p>
          </table:table-cell>
          <table:table-cell table:formula="of:= CONCATENATE(&quot;(&quot;;LEFTB([.A32];LEN([.A32])-2))" office:value-type="string" office:string-value="(kicad_pcb" calcext:value-type="string">
            <text:p>(kicad_pcb</text:p>
          </table:table-cell>
          <table:table-cell/>
          <table:table-cell table:formula="of:=CONCATENATE(&quot;extern &quot;&quot;C&quot;&quot; const char*   &quot;;[.A32];&quot;;&quot;; )" office:value-type="string" office:string-value="extern &quot;C&quot; const char*   kicad_pcb_c;" calcext:value-type="string">
            <text:p>extern "C" const char* <text:s text:c="2"/>kicad_pcb_c;</text:p>
          </table:table-cell>
          <table:table-cell/>
          <table:table-cell table:formula="of:=CONCATENATE( CONCATENATE(&quot;const char*    &quot;;[.A32];&quot;  =  &quot;&quot;&quot;;[.B32]);&quot;&quot;&quot;;&quot;)" office:value-type="string" office:string-value="const char*    kicad_pcb_c  =  &quot;(kicad_pcb&quot;;" calcext:value-type="string">
            <text:p>const char* <text:s text:c="3"/>kicad_pcb_c <text:s/>= <text:s/>"(kicad_pcb";</text:p>
          </table:table-cell>
        </table:table-row>
        <table:table-row table:style-name="ro1">
          <table:table-cell office:value-type="string" calcext:value-type="string">
            <text:p>last_trace_width_c</text:p>
          </table:table-cell>
          <table:table-cell table:formula="of:= CONCATENATE(&quot;(&quot;;LEFTB([.A33];LEN([.A33])-2))" office:value-type="string" office:string-value="(last_trace_width" calcext:value-type="string">
            <text:p>(last_trace_width</text:p>
          </table:table-cell>
          <table:table-cell/>
          <table:table-cell table:formula="of:=CONCATENATE(&quot;extern &quot;&quot;C&quot;&quot; const char*   &quot;;[.A33];&quot;;&quot;; )" office:value-type="string" office:string-value="extern &quot;C&quot; const char*   last_trace_width_c;" calcext:value-type="string">
            <text:p>extern "C" const char* <text:s text:c="2"/>last_trace_width_c;</text:p>
          </table:table-cell>
          <table:table-cell/>
          <table:table-cell table:formula="of:=CONCATENATE( CONCATENATE(&quot;const char*    &quot;;[.A33];&quot;  =  &quot;&quot;&quot;;[.B33]);&quot;&quot;&quot;;&quot;)" office:value-type="string" office:string-value="const char*    last_trace_width_c  =  &quot;(last_trace_width&quot;;" calcext:value-type="string">
            <text:p>const char* <text:s text:c="3"/>last_trace_width_c <text:s/>= <text:s/>"(last_trace_width";</text:p>
          </table:table-cell>
        </table:table-row>
        <table:table-row table:style-name="ro1">
          <table:table-cell office:value-type="string" calcext:value-type="string">
            <text:p>layers_c</text:p>
          </table:table-cell>
          <table:table-cell table:formula="of:= CONCATENATE(&quot;(&quot;;LEFTB([.A34];LEN([.A34])-2))" office:value-type="string" office:string-value="(layers" calcext:value-type="string">
            <text:p>(layers</text:p>
          </table:table-cell>
          <table:table-cell/>
          <table:table-cell table:formula="of:=CONCATENATE(&quot;extern &quot;&quot;C&quot;&quot; const char*   &quot;;[.A34];&quot;;&quot;; )" office:value-type="string" office:string-value="extern &quot;C&quot; const char*   layers_c;" calcext:value-type="string">
            <text:p>extern "C" const char* <text:s text:c="2"/>layers_c;</text:p>
          </table:table-cell>
          <table:table-cell/>
          <table:table-cell table:formula="of:=CONCATENATE( CONCATENATE(&quot;const char*    &quot;;[.A34];&quot;  =  &quot;&quot;&quot;;[.B34]);&quot;&quot;&quot;;&quot;)" office:value-type="string" office:string-value="const char*    layers_c  =  &quot;(layers&quot;;" calcext:value-type="string">
            <text:p>const char* <text:s text:c="3"/>layers_c <text:s/>= <text:s/>"(layers";</text:p>
          </table:table-cell>
        </table:table-row>
        <table:table-row table:style-name="ro1">
          <table:table-cell office:value-type="string" calcext:value-type="string">
            <text:p>layerselection_c</text:p>
          </table:table-cell>
          <table:table-cell table:formula="of:= CONCATENATE(&quot;(&quot;;LEFTB([.A35];LEN([.A35])-2))" office:value-type="string" office:string-value="(layerselection" calcext:value-type="string">
            <text:p>(layerselection</text:p>
          </table:table-cell>
          <table:table-cell/>
          <table:table-cell table:formula="of:=CONCATENATE(&quot;extern &quot;&quot;C&quot;&quot; const char*   &quot;;[.A35];&quot;;&quot;; )" office:value-type="string" office:string-value="extern &quot;C&quot; const char*   layerselection_c;" calcext:value-type="string">
            <text:p>extern "C" const char* <text:s text:c="2"/>layerselection_c;</text:p>
          </table:table-cell>
          <table:table-cell/>
          <table:table-cell table:formula="of:=CONCATENATE( CONCATENATE(&quot;const char*    &quot;;[.A35];&quot;  =  &quot;&quot;&quot;;[.B35]);&quot;&quot;&quot;;&quot;)" office:value-type="string" office:string-value="const char*    layerselection_c  =  &quot;(layerselection&quot;;" calcext:value-type="string">
            <text:p>const char* <text:s text:c="3"/>layerselection_c <text:s/>= <text:s/>"(layerselection";</text:p>
          </table:table-cell>
        </table:table-row>
        <table:table-row table:style-name="ro1">
          <table:table-cell office:value-type="string" calcext:value-type="string">
            <text:p>lib_c</text:p>
          </table:table-cell>
          <table:table-cell table:formula="of:= CONCATENATE(&quot;(&quot;;LEFTB([.A36];LEN([.A36])-2))" office:value-type="string" office:string-value="(lib" calcext:value-type="string">
            <text:p>(lib</text:p>
          </table:table-cell>
          <table:table-cell/>
          <table:table-cell table:formula="of:=CONCATENATE(&quot;extern &quot;&quot;C&quot;&quot; const char*   &quot;;[.A36];&quot;;&quot;; )" office:value-type="string" office:string-value="extern &quot;C&quot; const char*   lib_c;" calcext:value-type="string">
            <text:p>extern "C" const char* <text:s text:c="2"/>lib_c;</text:p>
          </table:table-cell>
          <table:table-cell/>
          <table:table-cell table:formula="of:=CONCATENATE( CONCATENATE(&quot;const char*    &quot;;[.A36];&quot;  =  &quot;&quot;&quot;;[.B36]);&quot;&quot;&quot;;&quot;)" office:value-type="string" office:string-value="const char*    lib_c  =  &quot;(lib&quot;;" calcext:value-type="string">
            <text:p>const char* <text:s text:c="3"/>lib_c <text:s/>= <text:s/>"(lib";</text:p>
          </table:table-cell>
        </table:table-row>
        <table:table-row table:style-name="ro1">
          <table:table-cell office:value-type="string" calcext:value-type="string">
            <text:p>libpart_c</text:p>
          </table:table-cell>
          <table:table-cell table:formula="of:= CONCATENATE(&quot;(&quot;;LEFTB([.A37];LEN([.A37])-2))" office:value-type="string" office:string-value="(libpart" calcext:value-type="string">
            <text:p>(libpart</text:p>
          </table:table-cell>
          <table:table-cell/>
          <table:table-cell table:formula="of:=CONCATENATE(&quot;extern &quot;&quot;C&quot;&quot; const char*   &quot;;[.A37];&quot;;&quot;; )" office:value-type="string" office:string-value="extern &quot;C&quot; const char*   libpart_c;" calcext:value-type="string">
            <text:p>extern "C" const char* <text:s text:c="2"/>libpart_c;</text:p>
          </table:table-cell>
          <table:table-cell/>
          <table:table-cell table:formula="of:=CONCATENATE( CONCATENATE(&quot;const char*    &quot;;[.A37];&quot;  =  &quot;&quot;&quot;;[.B37]);&quot;&quot;&quot;;&quot;)" office:value-type="string" office:string-value="const char*    libpart_c  =  &quot;(libpart&quot;;" calcext:value-type="string">
            <text:p>const char* <text:s text:c="3"/>libpart_c <text:s/>= <text:s/>"(libpart";</text:p>
          </table:table-cell>
        </table:table-row>
        <table:table-row table:style-name="ro1">
          <table:table-cell office:value-type="string" calcext:value-type="string">
            <text:p>libparts_c</text:p>
          </table:table-cell>
          <table:table-cell table:formula="of:= CONCATENATE(&quot;(&quot;;LEFTB([.A38];LEN([.A38])-2))" office:value-type="string" office:string-value="(libparts" calcext:value-type="string">
            <text:p>(libparts</text:p>
          </table:table-cell>
          <table:table-cell/>
          <table:table-cell table:formula="of:=CONCATENATE(&quot;extern &quot;&quot;C&quot;&quot; const char*   &quot;;[.A38];&quot;;&quot;; )" office:value-type="string" office:string-value="extern &quot;C&quot; const char*   libparts_c;" calcext:value-type="string">
            <text:p>extern "C" const char* <text:s text:c="2"/>libparts_c;</text:p>
          </table:table-cell>
          <table:table-cell/>
          <table:table-cell table:formula="of:=CONCATENATE( CONCATENATE(&quot;const char*    &quot;;[.A38];&quot;  =  &quot;&quot;&quot;;[.B38]);&quot;&quot;&quot;;&quot;)" office:value-type="string" office:string-value="const char*    libparts_c  =  &quot;(libparts&quot;;" calcext:value-type="string">
            <text:p>const char* <text:s text:c="3"/>libparts_c <text:s/>= <text:s/>"(libparts";</text:p>
          </table:table-cell>
        </table:table-row>
        <table:table-row table:style-name="ro1">
          <table:table-cell office:value-type="string" calcext:value-type="string">
            <text:p>libraries_c</text:p>
          </table:table-cell>
          <table:table-cell table:formula="of:= CONCATENATE(&quot;(&quot;;LEFTB([.A39];LEN([.A39])-2))" office:value-type="string" office:string-value="(libraries" calcext:value-type="string">
            <text:p>(libraries</text:p>
          </table:table-cell>
          <table:table-cell/>
          <table:table-cell table:formula="of:=CONCATENATE(&quot;extern &quot;&quot;C&quot;&quot; const char*   &quot;;[.A39];&quot;;&quot;; )" office:value-type="string" office:string-value="extern &quot;C&quot; const char*   libraries_c;" calcext:value-type="string">
            <text:p>extern "C" const char* <text:s text:c="2"/>libraries_c;</text:p>
          </table:table-cell>
          <table:table-cell/>
          <table:table-cell table:formula="of:=CONCATENATE( CONCATENATE(&quot;const char*    &quot;;[.A39];&quot;  =  &quot;&quot;&quot;;[.B39]);&quot;&quot;&quot;;&quot;)" office:value-type="string" office:string-value="const char*    libraries_c  =  &quot;(libraries&quot;;" calcext:value-type="string">
            <text:p>const char* <text:s text:c="3"/>libraries_c <text:s/>= <text:s/>"(libraries";</text:p>
          </table:table-cell>
        </table:table-row>
        <table:table-row table:style-name="ro1">
          <table:table-cell office:value-type="string" calcext:value-type="string">
            <text:p>library_c</text:p>
          </table:table-cell>
          <table:table-cell table:formula="of:= CONCATENATE(&quot;(&quot;;LEFTB([.A40];LEN([.A40])-2))" office:value-type="string" office:string-value="(library" calcext:value-type="string">
            <text:p>(library</text:p>
          </table:table-cell>
          <table:table-cell/>
          <table:table-cell table:formula="of:=CONCATENATE(&quot;extern &quot;&quot;C&quot;&quot; const char*   &quot;;[.A40];&quot;;&quot;; )" office:value-type="string" office:string-value="extern &quot;C&quot; const char*   library_c;" calcext:value-type="string">
            <text:p>extern "C" const char* <text:s text:c="2"/>library_c;</text:p>
          </table:table-cell>
          <table:table-cell/>
          <table:table-cell table:formula="of:=CONCATENATE( CONCATENATE(&quot;const char*    &quot;;[.A40];&quot;  =  &quot;&quot;&quot;;[.B40]);&quot;&quot;&quot;;&quot;)" office:value-type="string" office:string-value="const char*    library_c  =  &quot;(library&quot;;" calcext:value-type="string">
            <text:p>const char* <text:s text:c="3"/>library_c <text:s/>= <text:s/>"(library";</text:p>
          </table:table-cell>
        </table:table-row>
        <table:table-row table:style-name="ro1">
          <table:table-cell office:value-type="string" calcext:value-type="string">
            <text:p>libsource_c</text:p>
          </table:table-cell>
          <table:table-cell table:formula="of:= CONCATENATE(&quot;(&quot;;LEFTB([.A41];LEN([.A41])-2))" office:value-type="string" office:string-value="(libsource" calcext:value-type="string">
            <text:p>(libsource</text:p>
          </table:table-cell>
          <table:table-cell/>
          <table:table-cell table:formula="of:=CONCATENATE(&quot;extern &quot;&quot;C&quot;&quot; const char*   &quot;;[.A41];&quot;;&quot;; )" office:value-type="string" office:string-value="extern &quot;C&quot; const char*   libsource_c;" calcext:value-type="string">
            <text:p>extern "C" const char* <text:s text:c="2"/>libsource_c;</text:p>
          </table:table-cell>
          <table:table-cell/>
          <table:table-cell table:formula="of:=CONCATENATE( CONCATENATE(&quot;const char*    &quot;;[.A41];&quot;  =  &quot;&quot;&quot;;[.B41]);&quot;&quot;&quot;;&quot;)" office:value-type="string" office:string-value="const char*    libsource_c  =  &quot;(libsource&quot;;" calcext:value-type="string">
            <text:p>const char* <text:s text:c="3"/>libsource_c <text:s/>= <text:s/>"(libsource";</text:p>
          </table:table-cell>
        </table:table-row>
        <table:table-row table:style-name="ro1">
          <table:table-cell office:value-type="string" calcext:value-type="string">
            <text:p>linewidth_c</text:p>
          </table:table-cell>
          <table:table-cell table:formula="of:= CONCATENATE(&quot;(&quot;;LEFTB([.A42];LEN([.A42])-2))" office:value-type="string" office:string-value="(linewidth" calcext:value-type="string">
            <text:p>(linewidth</text:p>
          </table:table-cell>
          <table:table-cell/>
          <table:table-cell table:formula="of:=CONCATENATE(&quot;extern &quot;&quot;C&quot;&quot; const char*   &quot;;[.A42];&quot;;&quot;; )" office:value-type="string" office:string-value="extern &quot;C&quot; const char*   linewidth_c;" calcext:value-type="string">
            <text:p>extern "C" const char* <text:s text:c="2"/>linewidth_c;</text:p>
          </table:table-cell>
          <table:table-cell/>
          <table:table-cell table:formula="of:=CONCATENATE( CONCATENATE(&quot;const char*    &quot;;[.A42];&quot;  =  &quot;&quot;&quot;;[.B42]);&quot;&quot;&quot;;&quot;)" office:value-type="string" office:string-value="const char*    linewidth_c  =  &quot;(linewidth&quot;;" calcext:value-type="string">
            <text:p>const char* <text:s text:c="3"/>linewidth_c <text:s/>= <text:s/>"(linewidth";</text:p>
          </table:table-cell>
        </table:table-row>
        <table:table-row table:style-name="ro1">
          <table:table-cell office:value-type="string" calcext:value-type="string">
            <text:p>links_c</text:p>
          </table:table-cell>
          <table:table-cell table:formula="of:= CONCATENATE(&quot;(&quot;;LEFTB([.A43];LEN([.A43])-2))" office:value-type="string" office:string-value="(links" calcext:value-type="string">
            <text:p>(links</text:p>
          </table:table-cell>
          <table:table-cell/>
          <table:table-cell table:formula="of:=CONCATENATE(&quot;extern &quot;&quot;C&quot;&quot; const char*   &quot;;[.A43];&quot;;&quot;; )" office:value-type="string" office:string-value="extern &quot;C&quot; const char*   links_c;" calcext:value-type="string">
            <text:p>extern "C" const char* <text:s text:c="2"/>links_c;</text:p>
          </table:table-cell>
          <table:table-cell/>
          <table:table-cell table:formula="of:=CONCATENATE( CONCATENATE(&quot;const char*    &quot;;[.A43];&quot;  =  &quot;&quot;&quot;;[.B43]);&quot;&quot;&quot;;&quot;)" office:value-type="string" office:string-value="const char*    links_c  =  &quot;(links&quot;;" calcext:value-type="string">
            <text:p>const char* <text:s text:c="3"/>links_c <text:s/>= <text:s/>"(links";</text:p>
          </table:table-cell>
        </table:table-row>
        <table:table-row table:style-name="ro1">
          <table:table-cell office:value-type="string" calcext:value-type="string">
            <text:p>logical_c</text:p>
          </table:table-cell>
          <table:table-cell table:formula="of:= CONCATENATE(&quot;(&quot;;LEFTB([.A44];LEN([.A44])-2))" office:value-type="string" office:string-value="(logical" calcext:value-type="string">
            <text:p>(logical</text:p>
          </table:table-cell>
          <table:table-cell/>
          <table:table-cell table:formula="of:=CONCATENATE(&quot;extern &quot;&quot;C&quot;&quot; const char*   &quot;;[.A44];&quot;;&quot;; )" office:value-type="string" office:string-value="extern &quot;C&quot; const char*   logical_c;" calcext:value-type="string">
            <text:p>extern "C" const char* <text:s text:c="2"/>logical_c;</text:p>
          </table:table-cell>
          <table:table-cell/>
          <table:table-cell table:formula="of:=CONCATENATE( CONCATENATE(&quot;const char*    &quot;;[.A44];&quot;  =  &quot;&quot;&quot;;[.B44]);&quot;&quot;&quot;;&quot;)" office:value-type="string" office:string-value="const char*    logical_c  =  &quot;(logical&quot;;" calcext:value-type="string">
            <text:p>const char* <text:s text:c="3"/>logical_c <text:s/>= <text:s/>"(logical";</text:p>
          </table:table-cell>
        </table:table-row>
        <table:table-row table:style-name="ro1">
          <table:table-cell office:value-type="string" calcext:value-type="string">
            <text:p>mirror_c</text:p>
          </table:table-cell>
          <table:table-cell table:formula="of:= CONCATENATE(&quot;(&quot;;LEFTB([.A45];LEN([.A45])-2))" office:value-type="string" office:string-value="(mirror" calcext:value-type="string">
            <text:p>(mirror</text:p>
          </table:table-cell>
          <table:table-cell/>
          <table:table-cell table:formula="of:=CONCATENATE(&quot;extern &quot;&quot;C&quot;&quot; const char*   &quot;;[.A45];&quot;;&quot;; )" office:value-type="string" office:string-value="extern &quot;C&quot; const char*   mirror_c;" calcext:value-type="string">
            <text:p>extern "C" const char* <text:s text:c="2"/>mirror_c;</text:p>
          </table:table-cell>
          <table:table-cell/>
          <table:table-cell table:formula="of:=CONCATENATE( CONCATENATE(&quot;const char*    &quot;;[.A45];&quot;  =  &quot;&quot;&quot;;[.B45]);&quot;&quot;&quot;;&quot;)" office:value-type="string" office:string-value="const char*    mirror_c  =  &quot;(mirror&quot;;" calcext:value-type="string">
            <text:p>const char* <text:s text:c="3"/>mirror_c <text:s/>= <text:s/>"(mirror";</text:p>
          </table:table-cell>
        </table:table-row>
        <table:table-row table:style-name="ro1">
          <table:table-cell office:value-type="string" calcext:value-type="string">
            <text:p>mod_edge_width_c</text:p>
          </table:table-cell>
          <table:table-cell table:formula="of:= CONCATENATE(&quot;(&quot;;LEFTB([.A46];LEN([.A46])-2))" office:value-type="string" office:string-value="(mod_edge_width" calcext:value-type="string">
            <text:p>(mod_edge_width</text:p>
          </table:table-cell>
          <table:table-cell/>
          <table:table-cell table:formula="of:=CONCATENATE(&quot;extern &quot;&quot;C&quot;&quot; const char*   &quot;;[.A46];&quot;;&quot;; )" office:value-type="string" office:string-value="extern &quot;C&quot; const char*   mod_edge_width_c;" calcext:value-type="string">
            <text:p>extern "C" const char* <text:s text:c="2"/>mod_edge_width_c;</text:p>
          </table:table-cell>
          <table:table-cell/>
          <table:table-cell table:formula="of:=CONCATENATE( CONCATENATE(&quot;const char*    &quot;;[.A46];&quot;  =  &quot;&quot;&quot;;[.B46]);&quot;&quot;&quot;;&quot;)" office:value-type="string" office:string-value="const char*    mod_edge_width_c  =  &quot;(mod_edge_width&quot;;" calcext:value-type="string">
            <text:p>const char* <text:s text:c="3"/>mod_edge_width_c <text:s/>= <text:s/>"(mod_edge_width";</text:p>
          </table:table-cell>
        </table:table-row>
        <table:table-row table:style-name="ro1">
          <table:table-cell office:value-type="string" calcext:value-type="string">
            <text:p>mod_text_size_c</text:p>
          </table:table-cell>
          <table:table-cell table:formula="of:= CONCATENATE(&quot;(&quot;;LEFTB([.A47];LEN([.A47])-2))" office:value-type="string" office:string-value="(mod_text_size" calcext:value-type="string">
            <text:p>(mod_text_size</text:p>
          </table:table-cell>
          <table:table-cell/>
          <table:table-cell table:formula="of:=CONCATENATE(&quot;extern &quot;&quot;C&quot;&quot; const char*   &quot;;[.A47];&quot;;&quot;; )" office:value-type="string" office:string-value="extern &quot;C&quot; const char*   mod_text_size_c;" calcext:value-type="string">
            <text:p>extern "C" const char* <text:s text:c="2"/>mod_text_size_c;</text:p>
          </table:table-cell>
          <table:table-cell/>
          <table:table-cell table:formula="of:=CONCATENATE( CONCATENATE(&quot;const char*    &quot;;[.A47];&quot;  =  &quot;&quot;&quot;;[.B47]);&quot;&quot;&quot;;&quot;)" office:value-type="string" office:string-value="const char*    mod_text_size_c  =  &quot;(mod_text_size&quot;;" calcext:value-type="string">
            <text:p>const char* <text:s text:c="3"/>mod_text_size_c <text:s/>= <text:s/>"(mod_text_size";</text:p>
          </table:table-cell>
        </table:table-row>
        <table:table-row table:style-name="ro1">
          <table:table-cell office:value-type="string" calcext:value-type="string">
            <text:p>mode_c</text:p>
          </table:table-cell>
          <table:table-cell table:formula="of:= CONCATENATE(&quot;(&quot;;LEFTB([.A48];LEN([.A48])-2))" office:value-type="string" office:string-value="(mode" calcext:value-type="string">
            <text:p>(mode</text:p>
          </table:table-cell>
          <table:table-cell/>
          <table:table-cell table:formula="of:=CONCATENATE(&quot;extern &quot;&quot;C&quot;&quot; const char*   &quot;;[.A48];&quot;;&quot;; )" office:value-type="string" office:string-value="extern &quot;C&quot; const char*   mode_c;" calcext:value-type="string">
            <text:p>extern "C" const char* <text:s text:c="2"/>mode_c;</text:p>
          </table:table-cell>
          <table:table-cell/>
          <table:table-cell table:formula="of:=CONCATENATE( CONCATENATE(&quot;const char*    &quot;;[.A48];&quot;  =  &quot;&quot;&quot;;[.B48]);&quot;&quot;&quot;;&quot;)" office:value-type="string" office:string-value="const char*    mode_c  =  &quot;(mode&quot;;" calcext:value-type="string">
            <text:p>const char* <text:s text:c="3"/>mode_c <text:s/>= <text:s/>"(mode";</text:p>
          </table:table-cell>
        </table:table-row>
        <table:table-row table:style-name="ro1">
          <table:table-cell office:value-type="string" calcext:value-type="string">
            <text:p>model_c</text:p>
          </table:table-cell>
          <table:table-cell table:formula="of:= CONCATENATE(&quot;(&quot;;LEFTB([.A49];LEN([.A49])-2))" office:value-type="string" office:string-value="(model" calcext:value-type="string">
            <text:p>(model</text:p>
          </table:table-cell>
          <table:table-cell/>
          <table:table-cell table:formula="of:=CONCATENATE(&quot;extern &quot;&quot;C&quot;&quot; const char*   &quot;;[.A49];&quot;;&quot;; )" office:value-type="string" office:string-value="extern &quot;C&quot; const char*   model_c;" calcext:value-type="string">
            <text:p>extern "C" const char* <text:s text:c="2"/>model_c;</text:p>
          </table:table-cell>
          <table:table-cell/>
          <table:table-cell table:formula="of:=CONCATENATE( CONCATENATE(&quot;const char*    &quot;;[.A49];&quot;  =  &quot;&quot;&quot;;[.B49]);&quot;&quot;&quot;;&quot;)" office:value-type="string" office:string-value="const char*    model_c  =  &quot;(model&quot;;" calcext:value-type="string">
            <text:p>const char* <text:s text:c="3"/>model_c <text:s/>= <text:s/>"(model";</text:p>
          </table:table-cell>
        </table:table-row>
        <table:table-row table:style-name="ro1">
          <table:table-cell office:value-type="string" calcext:value-type="string">
            <text:p>module_c</text:p>
          </table:table-cell>
          <table:table-cell table:formula="of:= CONCATENATE(&quot;(&quot;;LEFTB([.A50];LEN([.A50])-2))" office:value-type="string" office:string-value="(module" calcext:value-type="string">
            <text:p>(module</text:p>
          </table:table-cell>
          <table:table-cell/>
          <table:table-cell table:formula="of:=CONCATENATE(&quot;extern &quot;&quot;C&quot;&quot; const char*   &quot;;[.A50];&quot;;&quot;; )" office:value-type="string" office:string-value="extern &quot;C&quot; const char*   module_c;" calcext:value-type="string">
            <text:p>extern "C" const char* <text:s text:c="2"/>module_c;</text:p>
          </table:table-cell>
          <table:table-cell/>
          <table:table-cell table:formula="of:=CONCATENATE( CONCATENATE(&quot;const char*    &quot;;[.A50];&quot;  =  &quot;&quot;&quot;;[.B50]);&quot;&quot;&quot;;&quot;)" office:value-type="string" office:string-value="const char*    module_c  =  &quot;(module&quot;;" calcext:value-type="string">
            <text:p>const char* <text:s text:c="3"/>module_c <text:s/>= <text:s/>"(module";</text:p>
          </table:table-cell>
        </table:table-row>
        <table:table-row table:style-name="ro1">
          <table:table-cell office:value-type="string" calcext:value-type="string">
            <text:p>modules_c</text:p>
          </table:table-cell>
          <table:table-cell table:formula="of:= CONCATENATE(&quot;(&quot;;LEFTB([.A51];LEN([.A51])-2))" office:value-type="string" office:string-value="(modules" calcext:value-type="string">
            <text:p>(modules</text:p>
          </table:table-cell>
          <table:table-cell/>
          <table:table-cell table:formula="of:=CONCATENATE(&quot;extern &quot;&quot;C&quot;&quot; const char*   &quot;;[.A51];&quot;;&quot;; )" office:value-type="string" office:string-value="extern &quot;C&quot; const char*   modules_c;" calcext:value-type="string">
            <text:p>extern "C" const char* <text:s text:c="2"/>modules_c;</text:p>
          </table:table-cell>
          <table:table-cell/>
          <table:table-cell table:formula="of:=CONCATENATE( CONCATENATE(&quot;const char*    &quot;;[.A51];&quot;  =  &quot;&quot;&quot;;[.B51]);&quot;&quot;&quot;;&quot;)" office:value-type="string" office:string-value="const char*    modules_c  =  &quot;(modules&quot;;" calcext:value-type="string">
            <text:p>const char* <text:s text:c="3"/>modules_c <text:s/>= <text:s/>"(modules";</text:p>
          </table:table-cell>
        </table:table-row>
        <table:table-row table:style-name="ro1">
          <table:table-cell office:value-type="string" calcext:value-type="string">
            <text:p>name_c</text:p>
          </table:table-cell>
          <table:table-cell table:formula="of:= CONCATENATE(&quot;(&quot;;LEFTB([.A52];LEN([.A52])-2))" office:value-type="string" office:string-value="(name" calcext:value-type="string">
            <text:p>(name</text:p>
          </table:table-cell>
          <table:table-cell/>
          <table:table-cell table:formula="of:=CONCATENATE(&quot;extern &quot;&quot;C&quot;&quot; const char*   &quot;;[.A52];&quot;;&quot;; )" office:value-type="string" office:string-value="extern &quot;C&quot; const char*   name_c;" calcext:value-type="string">
            <text:p>extern "C" const char* <text:s text:c="2"/>name_c;</text:p>
          </table:table-cell>
          <table:table-cell/>
          <table:table-cell table:formula="of:=CONCATENATE( CONCATENATE(&quot;const char*    &quot;;[.A52];&quot;  =  &quot;&quot;&quot;;[.B52]);&quot;&quot;&quot;;&quot;)" office:value-type="string" office:string-value="const char*    name_c  =  &quot;(name&quot;;" calcext:value-type="string">
            <text:p>const char* <text:s text:c="3"/>name_c <text:s/>= <text:s/>"(name";</text:p>
          </table:table-cell>
        </table:table-row>
        <table:table-row table:style-name="ro1">
          <table:table-cell office:value-type="string" calcext:value-type="string">
            <text:p>names_c</text:p>
          </table:table-cell>
          <table:table-cell table:formula="of:= CONCATENATE(&quot;(&quot;;LEFTB([.A53];LEN([.A53])-2))" office:value-type="string" office:string-value="(names" calcext:value-type="string">
            <text:p>(names</text:p>
          </table:table-cell>
          <table:table-cell/>
          <table:table-cell table:formula="of:=CONCATENATE(&quot;extern &quot;&quot;C&quot;&quot; const char*   &quot;;[.A53];&quot;;&quot;; )" office:value-type="string" office:string-value="extern &quot;C&quot; const char*   names_c;" calcext:value-type="string">
            <text:p>extern "C" const char* <text:s text:c="2"/>names_c;</text:p>
          </table:table-cell>
          <table:table-cell/>
          <table:table-cell table:formula="of:=CONCATENATE( CONCATENATE(&quot;const char*    &quot;;[.A53];&quot;  =  &quot;&quot;&quot;;[.B53]);&quot;&quot;&quot;;&quot;)" office:value-type="string" office:string-value="const char*    names_c  =  &quot;(names&quot;;" calcext:value-type="string">
            <text:p>const char* <text:s text:c="3"/>names_c <text:s/>= <text:s/>"(names";</text:p>
          </table:table-cell>
        </table:table-row>
        <table:table-row table:style-name="ro1">
          <table:table-cell office:value-type="string" calcext:value-type="string">
            <text:p>net_c</text:p>
          </table:table-cell>
          <table:table-cell table:formula="of:= CONCATENATE(&quot;(&quot;;LEFTB([.A54];LEN([.A54])-2))" office:value-type="string" office:string-value="(net" calcext:value-type="string">
            <text:p>(net</text:p>
          </table:table-cell>
          <table:table-cell/>
          <table:table-cell table:formula="of:=CONCATENATE(&quot;extern &quot;&quot;C&quot;&quot; const char*   &quot;;[.A54];&quot;;&quot;; )" office:value-type="string" office:string-value="extern &quot;C&quot; const char*   net_c;" calcext:value-type="string">
            <text:p>extern "C" const char* <text:s text:c="2"/>net_c;</text:p>
          </table:table-cell>
          <table:table-cell/>
          <table:table-cell table:formula="of:=CONCATENATE( CONCATENATE(&quot;const char*    &quot;;[.A54];&quot;  =  &quot;&quot;&quot;;[.B54]);&quot;&quot;&quot;;&quot;)" office:value-type="string" office:string-value="const char*    net_c  =  &quot;(net&quot;;" calcext:value-type="string">
            <text:p>const char* <text:s text:c="3"/>net_c <text:s/>= <text:s/>"(net";</text:p>
          </table:table-cell>
        </table:table-row>
        <table:table-row table:style-name="ro1">
          <table:table-cell office:value-type="string" calcext:value-type="string">
            <text:p>net_class_c</text:p>
          </table:table-cell>
          <table:table-cell table:formula="of:= CONCATENATE(&quot;(&quot;;LEFTB([.A55];LEN([.A55])-2))" office:value-type="string" office:string-value="(net_class" calcext:value-type="string">
            <text:p>(net_class</text:p>
          </table:table-cell>
          <table:table-cell/>
          <table:table-cell table:formula="of:=CONCATENATE(&quot;extern &quot;&quot;C&quot;&quot; const char*   &quot;;[.A55];&quot;;&quot;; )" office:value-type="string" office:string-value="extern &quot;C&quot; const char*   net_class_c;" calcext:value-type="string">
            <text:p>extern "C" const char* <text:s text:c="2"/>net_class_c;</text:p>
          </table:table-cell>
          <table:table-cell/>
          <table:table-cell table:formula="of:=CONCATENATE( CONCATENATE(&quot;const char*    &quot;;[.A55];&quot;  =  &quot;&quot;&quot;;[.B55]);&quot;&quot;&quot;;&quot;)" office:value-type="string" office:string-value="const char*    net_class_c  =  &quot;(net_class&quot;;" calcext:value-type="string">
            <text:p>const char* <text:s text:c="3"/>net_class_c <text:s/>= <text:s/>"(net_class";</text:p>
          </table:table-cell>
        </table:table-row>
        <table:table-row table:style-name="ro1">
          <table:table-cell office:value-type="string" calcext:value-type="string">
            <text:p>nets_c</text:p>
          </table:table-cell>
          <table:table-cell table:formula="of:= CONCATENATE(&quot;(&quot;;LEFTB([.A56];LEN([.A56])-2))" office:value-type="string" office:string-value="(nets" calcext:value-type="string">
            <text:p>(nets</text:p>
          </table:table-cell>
          <table:table-cell/>
          <table:table-cell table:formula="of:=CONCATENATE(&quot;extern &quot;&quot;C&quot;&quot; const char*   &quot;;[.A56];&quot;;&quot;; )" office:value-type="string" office:string-value="extern &quot;C&quot; const char*   nets_c;" calcext:value-type="string">
            <text:p>extern "C" const char* <text:s text:c="2"/>nets_c;</text:p>
          </table:table-cell>
          <table:table-cell/>
          <table:table-cell table:formula="of:=CONCATENATE( CONCATENATE(&quot;const char*    &quot;;[.A56];&quot;  =  &quot;&quot;&quot;;[.B56]);&quot;&quot;&quot;;&quot;)" office:value-type="string" office:string-value="const char*    nets_c  =  &quot;(nets&quot;;" calcext:value-type="string">
            <text:p>const char* <text:s text:c="3"/>nets_c <text:s/>= <text:s/>"(nets";</text:p>
          </table:table-cell>
        </table:table-row>
        <table:table-row table:style-name="ro1">
          <table:table-cell office:value-type="string" calcext:value-type="string">
            <text:p>no_connect_c</text:p>
          </table:table-cell>
          <table:table-cell table:formula="of:= CONCATENATE(&quot;(&quot;;LEFTB([.A57];LEN([.A57])-2))" office:value-type="string" office:string-value="(no_connect" calcext:value-type="string">
            <text:p>(no_connect</text:p>
          </table:table-cell>
          <table:table-cell/>
          <table:table-cell table:formula="of:=CONCATENATE(&quot;extern &quot;&quot;C&quot;&quot; const char*   &quot;;[.A57];&quot;;&quot;; )" office:value-type="string" office:string-value="extern &quot;C&quot; const char*   no_connect_c;" calcext:value-type="string">
            <text:p>extern "C" const char* <text:s text:c="2"/>no_connect_c;</text:p>
          </table:table-cell>
          <table:table-cell/>
          <table:table-cell table:formula="of:=CONCATENATE( CONCATENATE(&quot;const char*    &quot;;[.A57];&quot;  =  &quot;&quot;&quot;;[.B57]);&quot;&quot;&quot;;&quot;)" office:value-type="string" office:string-value="const char*    no_connect_c  =  &quot;(no_connect&quot;;" calcext:value-type="string">
            <text:p>const char* <text:s text:c="3"/>no_connect_c <text:s/>= <text:s/>"(no_connect";</text:p>
          </table:table-cell>
        </table:table-row>
        <table:table-row table:style-name="ro1">
          <table:table-cell office:value-type="string" calcext:value-type="string">
            <text:p>node_c</text:p>
          </table:table-cell>
          <table:table-cell table:formula="of:= CONCATENATE(&quot;(&quot;;LEFTB([.A58];LEN([.A58])-2))" office:value-type="string" office:string-value="(node" calcext:value-type="string">
            <text:p>(node</text:p>
          </table:table-cell>
          <table:table-cell/>
          <table:table-cell table:formula="of:=CONCATENATE(&quot;extern &quot;&quot;C&quot;&quot; const char*   &quot;;[.A58];&quot;;&quot;; )" office:value-type="string" office:string-value="extern &quot;C&quot; const char*   node_c;" calcext:value-type="string">
            <text:p>extern "C" const char* <text:s text:c="2"/>node_c;</text:p>
          </table:table-cell>
          <table:table-cell/>
          <table:table-cell table:formula="of:=CONCATENATE( CONCATENATE(&quot;const char*    &quot;;[.A58];&quot;  =  &quot;&quot;&quot;;[.B58]);&quot;&quot;&quot;;&quot;)" office:value-type="string" office:string-value="const char*    node_c  =  &quot;(node&quot;;" calcext:value-type="string">
            <text:p>const char* <text:s text:c="3"/>node_c <text:s/>= <text:s/>"(node";</text:p>
          </table:table-cell>
        </table:table-row>
        <table:table-row table:style-name="ro1">
          <table:table-cell office:value-type="string" calcext:value-type="string">
            <text:p>num_c</text:p>
          </table:table-cell>
          <table:table-cell table:formula="of:= CONCATENATE(&quot;(&quot;;LEFTB([.A59];LEN([.A59])-2))" office:value-type="string" office:string-value="(num" calcext:value-type="string">
            <text:p>(num</text:p>
          </table:table-cell>
          <table:table-cell/>
          <table:table-cell table:formula="of:=CONCATENATE(&quot;extern &quot;&quot;C&quot;&quot; const char*   &quot;;[.A59];&quot;;&quot;; )" office:value-type="string" office:string-value="extern &quot;C&quot; const char*   num_c;" calcext:value-type="string">
            <text:p>extern "C" const char* <text:s text:c="2"/>num_c;</text:p>
          </table:table-cell>
          <table:table-cell/>
          <table:table-cell table:formula="of:=CONCATENATE( CONCATENATE(&quot;const char*    &quot;;[.A59];&quot;  =  &quot;&quot;&quot;;[.B59]);&quot;&quot;&quot;;&quot;)" office:value-type="string" office:string-value="const char*    num_c  =  &quot;(num&quot;;" calcext:value-type="string">
            <text:p>const char* <text:s text:c="3"/>num_c <text:s/>= <text:s/>"(num";</text:p>
          </table:table-cell>
        </table:table-row>
        <table:table-row table:style-name="ro1">
          <table:table-cell office:value-type="string" calcext:value-type="string">
            <text:p>outputdirectory_c</text:p>
          </table:table-cell>
          <table:table-cell table:formula="of:= CONCATENATE(&quot;(&quot;;LEFTB([.A60];LEN([.A60])-2))" office:value-type="string" office:string-value="(outputdirectory" calcext:value-type="string">
            <text:p>(outputdirectory</text:p>
          </table:table-cell>
          <table:table-cell/>
          <table:table-cell table:formula="of:=CONCATENATE(&quot;extern &quot;&quot;C&quot;&quot; const char*   &quot;;[.A60];&quot;;&quot;; )" office:value-type="string" office:string-value="extern &quot;C&quot; const char*   outputdirectory_c;" calcext:value-type="string">
            <text:p>extern "C" const char* <text:s text:c="2"/>outputdirectory_c;</text:p>
          </table:table-cell>
          <table:table-cell/>
          <table:table-cell table:formula="of:=CONCATENATE( CONCATENATE(&quot;const char*    &quot;;[.A60];&quot;  =  &quot;&quot;&quot;;[.B60]);&quot;&quot;&quot;;&quot;)" office:value-type="string" office:string-value="const char*    outputdirectory_c  =  &quot;(outputdirectory&quot;;" calcext:value-type="string">
            <text:p>const char* <text:s text:c="3"/>outputdirectory_c <text:s/>= <text:s/>"(outputdirectory";</text:p>
          </table:table-cell>
        </table:table-row>
        <table:table-row table:style-name="ro1">
          <table:table-cell office:value-type="string" calcext:value-type="string">
            <text:p>outputformat_c</text:p>
          </table:table-cell>
          <table:table-cell table:formula="of:= CONCATENATE(&quot;(&quot;;LEFTB([.A61];LEN([.A61])-2))" office:value-type="string" office:string-value="(outputformat" calcext:value-type="string">
            <text:p>(outputformat</text:p>
          </table:table-cell>
          <table:table-cell/>
          <table:table-cell table:formula="of:=CONCATENATE(&quot;extern &quot;&quot;C&quot;&quot; const char*   &quot;;[.A61];&quot;;&quot;; )" office:value-type="string" office:string-value="extern &quot;C&quot; const char*   outputformat_c;" calcext:value-type="string">
            <text:p>extern "C" const char* <text:s text:c="2"/>outputformat_c;</text:p>
          </table:table-cell>
          <table:table-cell/>
          <table:table-cell table:formula="of:=CONCATENATE( CONCATENATE(&quot;const char*    &quot;;[.A61];&quot;  =  &quot;&quot;&quot;;[.B61]);&quot;&quot;&quot;;&quot;)" office:value-type="string" office:string-value="const char*    outputformat_c  =  &quot;(outputformat&quot;;" calcext:value-type="string">
            <text:p>const char* <text:s text:c="3"/>outputformat_c <text:s/>= <text:s/>"(outputformat";</text:p>
          </table:table-cell>
        </table:table-row>
        <table:table-row table:style-name="ro1">
          <table:table-cell office:value-type="string" calcext:value-type="string">
            <text:p>pad_c</text:p>
          </table:table-cell>
          <table:table-cell table:formula="of:= CONCATENATE(&quot;(&quot;;LEFTB([.A62];LEN([.A62])-2))" office:value-type="string" office:string-value="(pad" calcext:value-type="string">
            <text:p>(pad</text:p>
          </table:table-cell>
          <table:table-cell/>
          <table:table-cell table:formula="of:=CONCATENATE(&quot;extern &quot;&quot;C&quot;&quot; const char*   &quot;;[.A62];&quot;;&quot;; )" office:value-type="string" office:string-value="extern &quot;C&quot; const char*   pad_c;" calcext:value-type="string">
            <text:p>extern "C" const char* <text:s text:c="2"/>pad_c;</text:p>
          </table:table-cell>
          <table:table-cell/>
          <table:table-cell table:formula="of:=CONCATENATE( CONCATENATE(&quot;const char*    &quot;;[.A62];&quot;  =  &quot;&quot;&quot;;[.B62]);&quot;&quot;&quot;;&quot;)" office:value-type="string" office:string-value="const char*    pad_c  =  &quot;(pad&quot;;" calcext:value-type="string">
            <text:p>const char* <text:s text:c="3"/>pad_c <text:s/>= <text:s/>"(pad";</text:p>
          </table:table-cell>
        </table:table-row>
        <table:table-row table:style-name="ro1">
          <table:table-cell office:value-type="string" calcext:value-type="string">
            <text:p>pad_drill_c</text:p>
          </table:table-cell>
          <table:table-cell table:formula="of:= CONCATENATE(&quot;(&quot;;LEFTB([.A63];LEN([.A63])-2))" office:value-type="string" office:string-value="(pad_drill" calcext:value-type="string">
            <text:p>(pad_drill</text:p>
          </table:table-cell>
          <table:table-cell/>
          <table:table-cell table:formula="of:=CONCATENATE(&quot;extern &quot;&quot;C&quot;&quot; const char*   &quot;;[.A63];&quot;;&quot;; )" office:value-type="string" office:string-value="extern &quot;C&quot; const char*   pad_drill_c;" calcext:value-type="string">
            <text:p>extern "C" const char* <text:s text:c="2"/>pad_drill_c;</text:p>
          </table:table-cell>
          <table:table-cell/>
          <table:table-cell table:formula="of:=CONCATENATE( CONCATENATE(&quot;const char*    &quot;;[.A63];&quot;  =  &quot;&quot;&quot;;[.B63]);&quot;&quot;&quot;;&quot;)" office:value-type="string" office:string-value="const char*    pad_drill_c  =  &quot;(pad_drill&quot;;" calcext:value-type="string">
            <text:p>const char* <text:s text:c="3"/>pad_drill_c <text:s/>= <text:s/>"(pad_drill";</text:p>
          </table:table-cell>
        </table:table-row>
        <table:table-row table:style-name="ro1">
          <table:table-cell office:value-type="string" calcext:value-type="string">
            <text:p>pad_size_c</text:p>
          </table:table-cell>
          <table:table-cell table:formula="of:= CONCATENATE(&quot;(&quot;;LEFTB([.A64];LEN([.A64])-2))" office:value-type="string" office:string-value="(pad_size" calcext:value-type="string">
            <text:p>(pad_size</text:p>
          </table:table-cell>
          <table:table-cell/>
          <table:table-cell table:formula="of:=CONCATENATE(&quot;extern &quot;&quot;C&quot;&quot; const char*   &quot;;[.A64];&quot;;&quot;; )" office:value-type="string" office:string-value="extern &quot;C&quot; const char*   pad_size_c;" calcext:value-type="string">
            <text:p>extern "C" const char* <text:s text:c="2"/>pad_size_c;</text:p>
          </table:table-cell>
          <table:table-cell/>
          <table:table-cell table:formula="of:=CONCATENATE( CONCATENATE(&quot;const char*    &quot;;[.A64];&quot;  =  &quot;&quot;&quot;;[.B64]);&quot;&quot;&quot;;&quot;)" office:value-type="string" office:string-value="const char*    pad_size_c  =  &quot;(pad_size&quot;;" calcext:value-type="string">
            <text:p>const char* <text:s text:c="3"/>pad_size_c <text:s/>= <text:s/>"(pad_size";</text:p>
          </table:table-cell>
        </table:table-row>
        <table:table-row table:style-name="ro1">
          <table:table-cell office:value-type="string" calcext:value-type="string">
            <text:p>pad_to_mask_clearance_c</text:p>
          </table:table-cell>
          <table:table-cell table:formula="of:= CONCATENATE(&quot;(&quot;;LEFTB([.A65];LEN([.A65])-2))" office:value-type="string" office:string-value="(pad_to_mask_clearance" calcext:value-type="string">
            <text:p>(pad_to_mask_clearance</text:p>
          </table:table-cell>
          <table:table-cell/>
          <table:table-cell table:formula="of:=CONCATENATE(&quot;extern &quot;&quot;C&quot;&quot; const char*   &quot;;[.A65];&quot;;&quot;; )" office:value-type="string" office:string-value="extern &quot;C&quot; const char*   pad_to_mask_clearance_c;" calcext:value-type="string">
            <text:p>extern "C" const char* <text:s text:c="2"/>pad_to_mask_clearance_c;</text:p>
          </table:table-cell>
          <table:table-cell/>
          <table:table-cell table:formula="of:=CONCATENATE( CONCATENATE(&quot;const char*    &quot;;[.A65];&quot;  =  &quot;&quot;&quot;;[.B65]);&quot;&quot;&quot;;&quot;)" office:value-type="string" office:string-value="const char*    pad_to_mask_clearance_c  =  &quot;(pad_to_mask_clearance&quot;;" calcext:value-type="string">
            <text:p>const char* <text:s text:c="3"/>pad_to_mask_clearance_c <text:s/>= <text:s/>"(pad_to_mask_clearance";</text:p>
          </table:table-cell>
        </table:table-row>
        <table:table-row table:style-name="ro1">
          <table:table-cell office:value-type="string" calcext:value-type="string">
            <text:p>padsonsilk_c</text:p>
          </table:table-cell>
          <table:table-cell table:formula="of:= CONCATENATE(&quot;(&quot;;LEFTB([.A66];LEN([.A66])-2))" office:value-type="string" office:string-value="(padsonsilk" calcext:value-type="string">
            <text:p>(padsonsilk</text:p>
          </table:table-cell>
          <table:table-cell/>
          <table:table-cell table:formula="of:=CONCATENATE(&quot;extern &quot;&quot;C&quot;&quot; const char*   &quot;;[.A66];&quot;;&quot;; )" office:value-type="string" office:string-value="extern &quot;C&quot; const char*   padsonsilk_c;" calcext:value-type="string">
            <text:p>extern "C" const char* <text:s text:c="2"/>padsonsilk_c;</text:p>
          </table:table-cell>
          <table:table-cell/>
          <table:table-cell table:formula="of:=CONCATENATE( CONCATENATE(&quot;const char*    &quot;;[.A66];&quot;  =  &quot;&quot;&quot;;[.B66]);&quot;&quot;&quot;;&quot;)" office:value-type="string" office:string-value="const char*    padsonsilk_c  =  &quot;(padsonsilk&quot;;" calcext:value-type="string">
            <text:p>const char* <text:s text:c="3"/>padsonsilk_c <text:s/>= <text:s/>"(padsonsilk";</text:p>
          </table:table-cell>
        </table:table-row>
        <table:table-row table:style-name="ro1">
          <table:table-cell office:value-type="string" calcext:value-type="string">
            <text:p>page_c</text:p>
          </table:table-cell>
          <table:table-cell table:formula="of:= CONCATENATE(&quot;(&quot;;LEFTB([.A67];LEN([.A67])-2))" office:value-type="string" office:string-value="(page" calcext:value-type="string">
            <text:p>(page</text:p>
          </table:table-cell>
          <table:table-cell/>
          <table:table-cell table:formula="of:=CONCATENATE(&quot;extern &quot;&quot;C&quot;&quot; const char*   &quot;;[.A67];&quot;;&quot;; )" office:value-type="string" office:string-value="extern &quot;C&quot; const char*   page_c;" calcext:value-type="string">
            <text:p>extern "C" const char* <text:s text:c="2"/>page_c;</text:p>
          </table:table-cell>
          <table:table-cell/>
          <table:table-cell table:formula="of:=CONCATENATE( CONCATENATE(&quot;const char*    &quot;;[.A67];&quot;  =  &quot;&quot;&quot;;[.B67]);&quot;&quot;&quot;;&quot;)" office:value-type="string" office:string-value="const char*    page_c  =  &quot;(page&quot;;" calcext:value-type="string">
            <text:p>const char* <text:s text:c="3"/>page_c <text:s/>= <text:s/>"(page";</text:p>
          </table:table-cell>
        </table:table-row>
        <table:table-row table:style-name="ro1">
          <table:table-cell office:value-type="string" calcext:value-type="string">
            <text:p>part_c</text:p>
          </table:table-cell>
          <table:table-cell table:formula="of:= CONCATENATE(&quot;(&quot;;LEFTB([.A68];LEN([.A68])-2))" office:value-type="string" office:string-value="(part" calcext:value-type="string">
            <text:p>(part</text:p>
          </table:table-cell>
          <table:table-cell/>
          <table:table-cell table:formula="of:=CONCATENATE(&quot;extern &quot;&quot;C&quot;&quot; const char*   &quot;;[.A68];&quot;;&quot;; )" office:value-type="string" office:string-value="extern &quot;C&quot; const char*   part_c;" calcext:value-type="string">
            <text:p>extern "C" const char* <text:s text:c="2"/>part_c;</text:p>
          </table:table-cell>
          <table:table-cell/>
          <table:table-cell table:formula="of:=CONCATENATE( CONCATENATE(&quot;const char*    &quot;;[.A68];&quot;  =  &quot;&quot;&quot;;[.B68]);&quot;&quot;&quot;;&quot;)" office:value-type="string" office:string-value="const char*    part_c  =  &quot;(part&quot;;" calcext:value-type="string">
            <text:p>const char* <text:s text:c="3"/>part_c <text:s/>= <text:s/>"(part";</text:p>
          </table:table-cell>
        </table:table-row>
        <table:table-row table:style-name="ro1">
          <table:table-cell office:value-type="string" calcext:value-type="string">
            <text:p>path_c</text:p>
          </table:table-cell>
          <table:table-cell table:formula="of:= CONCATENATE(&quot;(&quot;;LEFTB([.A69];LEN([.A69])-2))" office:value-type="string" office:string-value="(path" calcext:value-type="string">
            <text:p>(path</text:p>
          </table:table-cell>
          <table:table-cell/>
          <table:table-cell table:formula="of:=CONCATENATE(&quot;extern &quot;&quot;C&quot;&quot; const char*   &quot;;[.A69];&quot;;&quot;; )" office:value-type="string" office:string-value="extern &quot;C&quot; const char*   path_c;" calcext:value-type="string">
            <text:p>extern "C" const char* <text:s text:c="2"/>path_c;</text:p>
          </table:table-cell>
          <table:table-cell/>
          <table:table-cell table:formula="of:=CONCATENATE( CONCATENATE(&quot;const char*    &quot;;[.A69];&quot;  =  &quot;&quot;&quot;;[.B69]);&quot;&quot;&quot;;&quot;)" office:value-type="string" office:string-value="const char*    path_c  =  &quot;(path&quot;;" calcext:value-type="string">
            <text:p>const char* <text:s text:c="3"/>path_c <text:s/>= <text:s/>"(path";</text:p>
          </table:table-cell>
        </table:table-row>
        <table:table-row table:style-name="ro1">
          <table:table-cell office:value-type="string" calcext:value-type="string">
            <text:p>pcb_text_size_c</text:p>
          </table:table-cell>
          <table:table-cell table:formula="of:= CONCATENATE(&quot;(&quot;;LEFTB([.A70];LEN([.A70])-2))" office:value-type="string" office:string-value="(pcb_text_size" calcext:value-type="string">
            <text:p>(pcb_text_size</text:p>
          </table:table-cell>
          <table:table-cell/>
          <table:table-cell table:formula="of:=CONCATENATE(&quot;extern &quot;&quot;C&quot;&quot; const char*   &quot;;[.A70];&quot;;&quot;; )" office:value-type="string" office:string-value="extern &quot;C&quot; const char*   pcb_text_size_c;" calcext:value-type="string">
            <text:p>extern "C" const char* <text:s text:c="2"/>pcb_text_size_c;</text:p>
          </table:table-cell>
          <table:table-cell/>
          <table:table-cell table:formula="of:=CONCATENATE( CONCATENATE(&quot;const char*    &quot;;[.A70];&quot;  =  &quot;&quot;&quot;;[.B70]);&quot;&quot;&quot;;&quot;)" office:value-type="string" office:string-value="const char*    pcb_text_size_c  =  &quot;(pcb_text_size&quot;;" calcext:value-type="string">
            <text:p>const char* <text:s text:c="3"/>pcb_text_size_c <text:s/>= <text:s/>"(pcb_text_size";</text:p>
          </table:table-cell>
        </table:table-row>
        <table:table-row table:style-name="ro1">
          <table:table-cell office:value-type="string" calcext:value-type="string">
            <text:p>pcb_text_width_c</text:p>
          </table:table-cell>
          <table:table-cell table:formula="of:= CONCATENATE(&quot;(&quot;;LEFTB([.A71];LEN([.A71])-2))" office:value-type="string" office:string-value="(pcb_text_width" calcext:value-type="string">
            <text:p>(pcb_text_width</text:p>
          </table:table-cell>
          <table:table-cell/>
          <table:table-cell table:formula="of:=CONCATENATE(&quot;extern &quot;&quot;C&quot;&quot; const char*   &quot;;[.A71];&quot;;&quot;; )" office:value-type="string" office:string-value="extern &quot;C&quot; const char*   pcb_text_width_c;" calcext:value-type="string">
            <text:p>extern "C" const char* <text:s text:c="2"/>pcb_text_width_c;</text:p>
          </table:table-cell>
          <table:table-cell/>
          <table:table-cell table:formula="of:=CONCATENATE( CONCATENATE(&quot;const char*    &quot;;[.A71];&quot;  =  &quot;&quot;&quot;;[.B71]);&quot;&quot;&quot;;&quot;)" office:value-type="string" office:string-value="const char*    pcb_text_width_c  =  &quot;(pcb_text_width&quot;;" calcext:value-type="string">
            <text:p>const char* <text:s text:c="3"/>pcb_text_width_c <text:s/>= <text:s/>"(pcb_text_width";</text:p>
          </table:table-cell>
        </table:table-row>
        <table:table-row table:style-name="ro1">
          <table:table-cell office:value-type="string" calcext:value-type="string">
            <text:p>pcbplotparams_c</text:p>
          </table:table-cell>
          <table:table-cell table:formula="of:= CONCATENATE(&quot;(&quot;;LEFTB([.A72];LEN([.A72])-2))" office:value-type="string" office:string-value="(pcbplotparams" calcext:value-type="string">
            <text:p>(pcbplotparams</text:p>
          </table:table-cell>
          <table:table-cell/>
          <table:table-cell table:formula="of:=CONCATENATE(&quot;extern &quot;&quot;C&quot;&quot; const char*   &quot;;[.A72];&quot;;&quot;; )" office:value-type="string" office:string-value="extern &quot;C&quot; const char*   pcbplotparams_c;" calcext:value-type="string">
            <text:p>extern "C" const char* <text:s text:c="2"/>pcbplotparams_c;</text:p>
          </table:table-cell>
          <table:table-cell/>
          <table:table-cell table:formula="of:=CONCATENATE( CONCATENATE(&quot;const char*    &quot;;[.A72];&quot;  =  &quot;&quot;&quot;;[.B72]);&quot;&quot;&quot;;&quot;)" office:value-type="string" office:string-value="const char*    pcbplotparams_c  =  &quot;(pcbplotparams&quot;;" calcext:value-type="string">
            <text:p>const char* <text:s text:c="3"/>pcbplotparams_c <text:s/>= <text:s/>"(pcbplotparams";</text:p>
          </table:table-cell>
        </table:table-row>
        <table:table-row table:style-name="ro1">
          <table:table-cell office:value-type="string" calcext:value-type="string">
            <text:p>pin_c</text:p>
          </table:table-cell>
          <table:table-cell table:formula="of:= CONCATENATE(&quot;(&quot;;LEFTB([.A73];LEN([.A73])-2))" office:value-type="string" office:string-value="(pin" calcext:value-type="string">
            <text:p>(pin</text:p>
          </table:table-cell>
          <table:table-cell/>
          <table:table-cell table:formula="of:=CONCATENATE(&quot;extern &quot;&quot;C&quot;&quot; const char*   &quot;;[.A73];&quot;;&quot;; )" office:value-type="string" office:string-value="extern &quot;C&quot; const char*   pin_c;" calcext:value-type="string">
            <text:p>extern "C" const char* <text:s text:c="2"/>pin_c;</text:p>
          </table:table-cell>
          <table:table-cell/>
          <table:table-cell table:formula="of:=CONCATENATE( CONCATENATE(&quot;const char*    &quot;;[.A73];&quot;  =  &quot;&quot;&quot;;[.B73]);&quot;&quot;&quot;;&quot;)" office:value-type="string" office:string-value="const char*    pin_c  =  &quot;(pin&quot;;" calcext:value-type="string">
            <text:p>const char* <text:s text:c="3"/>pin_c <text:s/>= <text:s/>"(pin";</text:p>
          </table:table-cell>
        </table:table-row>
        <table:table-row table:style-name="ro1">
          <table:table-cell office:value-type="string" calcext:value-type="string">
            <text:p>pins_c</text:p>
          </table:table-cell>
          <table:table-cell table:formula="of:= CONCATENATE(&quot;(&quot;;LEFTB([.A74];LEN([.A74])-2))" office:value-type="string" office:string-value="(pins" calcext:value-type="string">
            <text:p>(pins</text:p>
          </table:table-cell>
          <table:table-cell/>
          <table:table-cell table:formula="of:=CONCATENATE(&quot;extern &quot;&quot;C&quot;&quot; const char*   &quot;;[.A74];&quot;;&quot;; )" office:value-type="string" office:string-value="extern &quot;C&quot; const char*   pins_c;" calcext:value-type="string">
            <text:p>extern "C" const char* <text:s text:c="2"/>pins_c;</text:p>
          </table:table-cell>
          <table:table-cell/>
          <table:table-cell table:formula="of:=CONCATENATE( CONCATENATE(&quot;const char*    &quot;;[.A74];&quot;  =  &quot;&quot;&quot;;[.B74]);&quot;&quot;&quot;;&quot;)" office:value-type="string" office:string-value="const char*    pins_c  =  &quot;(pins&quot;;" calcext:value-type="string">
            <text:p>const char* <text:s text:c="3"/>pins_c <text:s/>= <text:s/>"(pins";</text:p>
          </table:table-cell>
        </table:table-row>
        <table:table-row table:style-name="ro1">
          <table:table-cell office:value-type="string" calcext:value-type="string">
            <text:p>plotframeref_c</text:p>
          </table:table-cell>
          <table:table-cell table:formula="of:= CONCATENATE(&quot;(&quot;;LEFTB([.A75];LEN([.A75])-2))" office:value-type="string" office:string-value="(plotframeref" calcext:value-type="string">
            <text:p>(plotframeref</text:p>
          </table:table-cell>
          <table:table-cell/>
          <table:table-cell table:formula="of:=CONCATENATE(&quot;extern &quot;&quot;C&quot;&quot; const char*   &quot;;[.A75];&quot;;&quot;; )" office:value-type="string" office:string-value="extern &quot;C&quot; const char*   plotframeref_c;" calcext:value-type="string">
            <text:p>extern "C" const char* <text:s text:c="2"/>plotframeref_c;</text:p>
          </table:table-cell>
          <table:table-cell/>
          <table:table-cell table:formula="of:=CONCATENATE( CONCATENATE(&quot;const char*    &quot;;[.A75];&quot;  =  &quot;&quot;&quot;;[.B75]);&quot;&quot;&quot;;&quot;)" office:value-type="string" office:string-value="const char*    plotframeref_c  =  &quot;(plotframeref&quot;;" calcext:value-type="string">
            <text:p>const char* <text:s text:c="3"/>plotframeref_c <text:s/>= <text:s/>"(plotframeref";</text:p>
          </table:table-cell>
        </table:table-row>
        <table:table-row table:style-name="ro1">
          <table:table-cell office:value-type="string" calcext:value-type="string">
            <text:p>plotinvisibletext_c</text:p>
          </table:table-cell>
          <table:table-cell table:formula="of:= CONCATENATE(&quot;(&quot;;LEFTB([.A76];LEN([.A76])-2))" office:value-type="string" office:string-value="(plotinvisibletext" calcext:value-type="string">
            <text:p>(plotinvisibletext</text:p>
          </table:table-cell>
          <table:table-cell/>
          <table:table-cell table:formula="of:=CONCATENATE(&quot;extern &quot;&quot;C&quot;&quot; const char*   &quot;;[.A76];&quot;;&quot;; )" office:value-type="string" office:string-value="extern &quot;C&quot; const char*   plotinvisibletext_c;" calcext:value-type="string">
            <text:p>extern "C" const char* <text:s text:c="2"/>plotinvisibletext_c;</text:p>
          </table:table-cell>
          <table:table-cell/>
          <table:table-cell table:formula="of:=CONCATENATE( CONCATENATE(&quot;const char*    &quot;;[.A76];&quot;  =  &quot;&quot;&quot;;[.B76]);&quot;&quot;&quot;;&quot;)" office:value-type="string" office:string-value="const char*    plotinvisibletext_c  =  &quot;(plotinvisibletext&quot;;" calcext:value-type="string">
            <text:p>const char* <text:s text:c="3"/>plotinvisibletext_c <text:s/>= <text:s/>"(plotinvisibletext";</text:p>
          </table:table-cell>
        </table:table-row>
        <table:table-row table:style-name="ro1">
          <table:table-cell office:value-type="string" calcext:value-type="string">
            <text:p>plotothertext_c</text:p>
          </table:table-cell>
          <table:table-cell table:formula="of:= CONCATENATE(&quot;(&quot;;LEFTB([.A77];LEN([.A77])-2))" office:value-type="string" office:string-value="(plotothertext" calcext:value-type="string">
            <text:p>(plotothertext</text:p>
          </table:table-cell>
          <table:table-cell/>
          <table:table-cell table:formula="of:=CONCATENATE(&quot;extern &quot;&quot;C&quot;&quot; const char*   &quot;;[.A77];&quot;;&quot;; )" office:value-type="string" office:string-value="extern &quot;C&quot; const char*   plotothertext_c;" calcext:value-type="string">
            <text:p>extern "C" const char* <text:s text:c="2"/>plotothertext_c;</text:p>
          </table:table-cell>
          <table:table-cell/>
          <table:table-cell table:formula="of:=CONCATENATE( CONCATENATE(&quot;const char*    &quot;;[.A77];&quot;  =  &quot;&quot;&quot;;[.B77]);&quot;&quot;&quot;;&quot;)" office:value-type="string" office:string-value="const char*    plotothertext_c  =  &quot;(plotothertext&quot;;" calcext:value-type="string">
            <text:p>const char* <text:s text:c="3"/>plotothertext_c <text:s/>= <text:s/>"(plotothertext";</text:p>
          </table:table-cell>
        </table:table-row>
        <table:table-row table:style-name="ro1">
          <table:table-cell office:value-type="string" calcext:value-type="string">
            <text:p>plotreference_c</text:p>
          </table:table-cell>
          <table:table-cell table:formula="of:= CONCATENATE(&quot;(&quot;;LEFTB([.A78];LEN([.A78])-2))" office:value-type="string" office:string-value="(plotreference" calcext:value-type="string">
            <text:p>(plotreference</text:p>
          </table:table-cell>
          <table:table-cell/>
          <table:table-cell table:formula="of:=CONCATENATE(&quot;extern &quot;&quot;C&quot;&quot; const char*   &quot;;[.A78];&quot;;&quot;; )" office:value-type="string" office:string-value="extern &quot;C&quot; const char*   plotreference_c;" calcext:value-type="string">
            <text:p>extern "C" const char* <text:s text:c="2"/>plotreference_c;</text:p>
          </table:table-cell>
          <table:table-cell/>
          <table:table-cell table:formula="of:=CONCATENATE( CONCATENATE(&quot;const char*    &quot;;[.A78];&quot;  =  &quot;&quot;&quot;;[.B78]);&quot;&quot;&quot;;&quot;)" office:value-type="string" office:string-value="const char*    plotreference_c  =  &quot;(plotreference&quot;;" calcext:value-type="string">
            <text:p>const char* <text:s text:c="3"/>plotreference_c <text:s/>= <text:s/>"(plotreference";</text:p>
          </table:table-cell>
        </table:table-row>
        <table:table-row table:style-name="ro1">
          <table:table-cell office:value-type="string" calcext:value-type="string">
            <text:p>plotvalue_c</text:p>
          </table:table-cell>
          <table:table-cell table:formula="of:= CONCATENATE(&quot;(&quot;;LEFTB([.A79];LEN([.A79])-2))" office:value-type="string" office:string-value="(plotvalue" calcext:value-type="string">
            <text:p>(plotvalue</text:p>
          </table:table-cell>
          <table:table-cell/>
          <table:table-cell table:formula="of:=CONCATENATE(&quot;extern &quot;&quot;C&quot;&quot; const char*   &quot;;[.A79];&quot;;&quot;; )" office:value-type="string" office:string-value="extern &quot;C&quot; const char*   plotvalue_c;" calcext:value-type="string">
            <text:p>extern "C" const char* <text:s text:c="2"/>plotvalue_c;</text:p>
          </table:table-cell>
          <table:table-cell/>
          <table:table-cell table:formula="of:=CONCATENATE( CONCATENATE(&quot;const char*    &quot;;[.A79];&quot;  =  &quot;&quot;&quot;;[.B79]);&quot;&quot;&quot;;&quot;)" office:value-type="string" office:string-value="const char*    plotvalue_c  =  &quot;(plotvalue&quot;;" calcext:value-type="string">
            <text:p>const char* <text:s text:c="3"/>plotvalue_c <text:s/>= <text:s/>"(plotvalue";</text:p>
          </table:table-cell>
        </table:table-row>
        <table:table-row table:style-name="ro1">
          <table:table-cell office:value-type="string" calcext:value-type="string">
            <text:p>psa4output_c</text:p>
          </table:table-cell>
          <table:table-cell table:formula="of:= CONCATENATE(&quot;(&quot;;LEFTB([.A80];LEN([.A80])-2))" office:value-type="string" office:string-value="(psa4output" calcext:value-type="string">
            <text:p>(psa4output</text:p>
          </table:table-cell>
          <table:table-cell/>
          <table:table-cell table:formula="of:=CONCATENATE(&quot;extern &quot;&quot;C&quot;&quot; const char*   &quot;;[.A80];&quot;;&quot;; )" office:value-type="string" office:string-value="extern &quot;C&quot; const char*   psa4output_c;" calcext:value-type="string">
            <text:p>extern "C" const char* <text:s text:c="2"/>psa4output_c;</text:p>
          </table:table-cell>
          <table:table-cell/>
          <table:table-cell table:formula="of:=CONCATENATE( CONCATENATE(&quot;const char*    &quot;;[.A80];&quot;  =  &quot;&quot;&quot;;[.B80]);&quot;&quot;&quot;;&quot;)" office:value-type="string" office:string-value="const char*    psa4output_c  =  &quot;(psa4output&quot;;" calcext:value-type="string">
            <text:p>const char* <text:s text:c="3"/>psa4output_c <text:s/>= <text:s/>"(psa4output";</text:p>
          </table:table-cell>
        </table:table-row>
        <table:table-row table:style-name="ro1">
          <table:table-cell office:value-type="string" calcext:value-type="string">
            <text:p>psnegative_c</text:p>
          </table:table-cell>
          <table:table-cell table:formula="of:= CONCATENATE(&quot;(&quot;;LEFTB([.A81];LEN([.A81])-2))" office:value-type="string" office:string-value="(psnegative" calcext:value-type="string">
            <text:p>(psnegative</text:p>
          </table:table-cell>
          <table:table-cell/>
          <table:table-cell table:formula="of:=CONCATENATE(&quot;extern &quot;&quot;C&quot;&quot; const char*   &quot;;[.A81];&quot;;&quot;; )" office:value-type="string" office:string-value="extern &quot;C&quot; const char*   psnegative_c;" calcext:value-type="string">
            <text:p>extern "C" const char* <text:s text:c="2"/>psnegative_c;</text:p>
          </table:table-cell>
          <table:table-cell/>
          <table:table-cell table:formula="of:=CONCATENATE( CONCATENATE(&quot;const char*    &quot;;[.A81];&quot;  =  &quot;&quot;&quot;;[.B81]);&quot;&quot;&quot;;&quot;)" office:value-type="string" office:string-value="const char*    psnegative_c  =  &quot;(psnegative&quot;;" calcext:value-type="string">
            <text:p>const char* <text:s text:c="3"/>psnegative_c <text:s/>= <text:s/>"(psnegative";</text:p>
          </table:table-cell>
        </table:table-row>
        <table:table-row table:style-name="ro1">
          <table:table-cell office:value-type="string" calcext:value-type="string">
            <text:p>ref_c</text:p>
          </table:table-cell>
          <table:table-cell table:formula="of:= CONCATENATE(&quot;(&quot;;LEFTB([.A82];LEN([.A82])-2))" office:value-type="string" office:string-value="(ref" calcext:value-type="string">
            <text:p>(ref</text:p>
          </table:table-cell>
          <table:table-cell/>
          <table:table-cell table:formula="of:=CONCATENATE(&quot;extern &quot;&quot;C&quot;&quot; const char*   &quot;;[.A82];&quot;;&quot;; )" office:value-type="string" office:string-value="extern &quot;C&quot; const char*   ref_c;" calcext:value-type="string">
            <text:p>extern "C" const char* <text:s text:c="2"/>ref_c;</text:p>
          </table:table-cell>
          <table:table-cell/>
          <table:table-cell table:formula="of:=CONCATENATE( CONCATENATE(&quot;const char*    &quot;;[.A82];&quot;  =  &quot;&quot;&quot;;[.B82]);&quot;&quot;&quot;;&quot;)" office:value-type="string" office:string-value="const char*    ref_c  =  &quot;(ref&quot;;" calcext:value-type="string">
            <text:p>const char* <text:s text:c="3"/>ref_c <text:s/>= <text:s/>"(ref";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table:formula="of:= CONCATENATE(&quot;(&quot;;LEFTB([.A83];LEN([.A83])-2))" office:value-type="string" office:string-value="(rota" calcext:value-type="string">
            <text:p>(rota</text:p>
          </table:table-cell>
          <table:table-cell/>
          <table:table-cell table:formula="of:=CONCATENATE(&quot;extern &quot;&quot;C&quot;&quot; const char*   &quot;;[.A83];&quot;;&quot;; )" office:value-type="string" office:string-value="extern &quot;C&quot; const char*   rotate;" calcext:value-type="string">
            <text:p>extern "C" const char* <text:s text:c="2"/>rotate;</text:p>
          </table:table-cell>
          <table:table-cell/>
          <table:table-cell table:formula="of:=CONCATENATE( CONCATENATE(&quot;const char*    &quot;;[.A83];&quot;  =  &quot;&quot;&quot;;[.B83]);&quot;&quot;&quot;;&quot;)" office:value-type="string" office:string-value="const char*    rotate  =  &quot;(rota&quot;;" calcext:value-type="string">
            <text:p>const char* <text:s text:c="3"/>rotate <text:s/>= <text:s/>"(rota";</text:p>
          </table:table-cell>
        </table:table-row>
        <table:table-row table:style-name="ro1">
          <table:table-cell office:value-type="string" calcext:value-type="string">
            <text:p>scale_c</text:p>
          </table:table-cell>
          <table:table-cell table:formula="of:= CONCATENATE(&quot;(&quot;;LEFTB([.A84];LEN([.A84])-2))" office:value-type="string" office:string-value="(scale" calcext:value-type="string">
            <text:p>(scale</text:p>
          </table:table-cell>
          <table:table-cell/>
          <table:table-cell table:formula="of:=CONCATENATE(&quot;extern &quot;&quot;C&quot;&quot; const char*   &quot;;[.A84];&quot;;&quot;; )" office:value-type="string" office:string-value="extern &quot;C&quot; const char*   scale_c;" calcext:value-type="string">
            <text:p>extern "C" const char* <text:s text:c="2"/>scale_c;</text:p>
          </table:table-cell>
          <table:table-cell/>
          <table:table-cell table:formula="of:=CONCATENATE( CONCATENATE(&quot;const char*    &quot;;[.A84];&quot;  =  &quot;&quot;&quot;;[.B84]);&quot;&quot;&quot;;&quot;)" office:value-type="string" office:string-value="const char*    scale_c  =  &quot;(scale&quot;;" calcext:value-type="string">
            <text:p>const char* <text:s text:c="3"/>scale_c <text:s/>= <text:s/>"(scale";</text:p>
          </table:table-cell>
        </table:table-row>
        <table:table-row table:style-name="ro1">
          <table:table-cell office:value-type="string" calcext:value-type="string">
            <text:p>scaleselection_c</text:p>
          </table:table-cell>
          <table:table-cell table:formula="of:= CONCATENATE(&quot;(&quot;;LEFTB([.A85];LEN([.A85])-2))" office:value-type="string" office:string-value="(scaleselection" calcext:value-type="string">
            <text:p>(scaleselection</text:p>
          </table:table-cell>
          <table:table-cell/>
          <table:table-cell table:formula="of:=CONCATENATE(&quot;extern &quot;&quot;C&quot;&quot; const char*   &quot;;[.A85];&quot;;&quot;; )" office:value-type="string" office:string-value="extern &quot;C&quot; const char*   scaleselection_c;" calcext:value-type="string">
            <text:p>extern "C" const char* <text:s text:c="2"/>scaleselection_c;</text:p>
          </table:table-cell>
          <table:table-cell/>
          <table:table-cell table:formula="of:=CONCATENATE( CONCATENATE(&quot;const char*    &quot;;[.A85];&quot;  =  &quot;&quot;&quot;;[.B85]);&quot;&quot;&quot;;&quot;)" office:value-type="string" office:string-value="const char*    scaleselection_c  =  &quot;(scaleselection&quot;;" calcext:value-type="string">
            <text:p>const char* <text:s text:c="3"/>scaleselection_c <text:s/>= <text:s/>"(scaleselection";</text:p>
          </table:table-cell>
        </table:table-row>
        <table:table-row table:style-name="ro1">
          <table:table-cell office:value-type="string" calcext:value-type="string">
            <text:p>segment_width_c</text:p>
          </table:table-cell>
          <table:table-cell table:formula="of:= CONCATENATE(&quot;(&quot;;LEFTB([.A86];LEN([.A86])-2))" office:value-type="string" office:string-value="(segment_width" calcext:value-type="string">
            <text:p>(segment_width</text:p>
          </table:table-cell>
          <table:table-cell/>
          <table:table-cell table:formula="of:=CONCATENATE(&quot;extern &quot;&quot;C&quot;&quot; const char*   &quot;;[.A86];&quot;;&quot;; )" office:value-type="string" office:string-value="extern &quot;C&quot; const char*   segment_width_c;" calcext:value-type="string">
            <text:p>extern "C" const char* <text:s text:c="2"/>segment_width_c;</text:p>
          </table:table-cell>
          <table:table-cell/>
          <table:table-cell table:formula="of:=CONCATENATE( CONCATENATE(&quot;const char*    &quot;;[.A86];&quot;  =  &quot;&quot;&quot;;[.B86]);&quot;&quot;&quot;;&quot;)" office:value-type="string" office:string-value="const char*    segment_width_c  =  &quot;(segment_width&quot;;" calcext:value-type="string">
            <text:p>const char* <text:s text:c="3"/>segment_width_c <text:s/>= <text:s/>"(segment_width";</text:p>
          </table:table-cell>
        </table:table-row>
        <table:table-row table:style-name="ro1">
          <table:table-cell office:value-type="string" calcext:value-type="string">
            <text:p>setup_c</text:p>
          </table:table-cell>
          <table:table-cell table:formula="of:= CONCATENATE(&quot;(&quot;;LEFTB([.A87];LEN([.A87])-2))" office:value-type="string" office:string-value="(setup" calcext:value-type="string">
            <text:p>(setup</text:p>
          </table:table-cell>
          <table:table-cell/>
          <table:table-cell table:formula="of:=CONCATENATE(&quot;extern &quot;&quot;C&quot;&quot; const char*   &quot;;[.A87];&quot;;&quot;; )" office:value-type="string" office:string-value="extern &quot;C&quot; const char*   setup_c;" calcext:value-type="string">
            <text:p>extern "C" const char* <text:s text:c="2"/>setup_c;</text:p>
          </table:table-cell>
          <table:table-cell/>
          <table:table-cell table:formula="of:=CONCATENATE( CONCATENATE(&quot;const char*    &quot;;[.A87];&quot;  =  &quot;&quot;&quot;;[.B87]);&quot;&quot;&quot;;&quot;)" office:value-type="string" office:string-value="const char*    setup_c  =  &quot;(setup&quot;;" calcext:value-type="string">
            <text:p>const char* <text:s text:c="3"/>setup_c <text:s/>= <text:s/>"(setup";</text:p>
          </table:table-cell>
        </table:table-row>
        <table:table-row table:style-name="ro1">
          <table:table-cell office:value-type="string" calcext:value-type="string">
            <text:p>sheetpath_c</text:p>
          </table:table-cell>
          <table:table-cell table:formula="of:= CONCATENATE(&quot;(&quot;;LEFTB([.A88];LEN([.A88])-2))" office:value-type="string" office:string-value="(sheetpath" calcext:value-type="string">
            <text:p>(sheetpath</text:p>
          </table:table-cell>
          <table:table-cell/>
          <table:table-cell table:formula="of:=CONCATENATE(&quot;extern &quot;&quot;C&quot;&quot; const char*   &quot;;[.A88];&quot;;&quot;; )" office:value-type="string" office:string-value="extern &quot;C&quot; const char*   sheetpath_c;" calcext:value-type="string">
            <text:p>extern "C" const char* <text:s text:c="2"/>sheetpath_c;</text:p>
          </table:table-cell>
          <table:table-cell/>
          <table:table-cell table:formula="of:=CONCATENATE( CONCATENATE(&quot;const char*    &quot;;[.A88];&quot;  =  &quot;&quot;&quot;;[.B88]);&quot;&quot;&quot;;&quot;)" office:value-type="string" office:string-value="const char*    sheetpath_c  =  &quot;(sheetpath&quot;;" calcext:value-type="string">
            <text:p>const char* <text:s text:c="3"/>sheetpath_c <text:s/>= <text:s/>"(sheetpath";</text:p>
          </table:table-cell>
        </table:table-row>
        <table:table-row table:style-name="ro1">
          <table:table-cell office:value-type="string" calcext:value-type="string">
            <text:p>source_c</text:p>
          </table:table-cell>
          <table:table-cell table:formula="of:= CONCATENATE(&quot;(&quot;;LEFTB([.A89];LEN([.A89])-2))" office:value-type="string" office:string-value="(source" calcext:value-type="string">
            <text:p>(source</text:p>
          </table:table-cell>
          <table:table-cell/>
          <table:table-cell table:formula="of:=CONCATENATE(&quot;extern &quot;&quot;C&quot;&quot; const char*   &quot;;[.A89];&quot;;&quot;; )" office:value-type="string" office:string-value="extern &quot;C&quot; const char*   source_c;" calcext:value-type="string">
            <text:p>extern "C" const char* <text:s text:c="2"/>source_c;</text:p>
          </table:table-cell>
          <table:table-cell/>
          <table:table-cell table:formula="of:=CONCATENATE( CONCATENATE(&quot;const char*    &quot;;[.A89];&quot;  =  &quot;&quot;&quot;;[.B89]);&quot;&quot;&quot;;&quot;)" office:value-type="string" office:string-value="const char*    source_c  =  &quot;(source&quot;;" calcext:value-type="string">
            <text:p>const char* <text:s text:c="3"/>source_c <text:s/>= <text:s/>"(source";</text:p>
          </table:table-cell>
        </table:table-row>
        <table:table-row table:style-name="ro1">
          <table:table-cell office:value-type="string" calcext:value-type="string">
            <text:p>start_c</text:p>
          </table:table-cell>
          <table:table-cell table:formula="of:= CONCATENATE(&quot;(&quot;;LEFTB([.A90];LEN([.A90])-2))" office:value-type="string" office:string-value="(start" calcext:value-type="string">
            <text:p>(start</text:p>
          </table:table-cell>
          <table:table-cell/>
          <table:table-cell table:formula="of:=CONCATENATE(&quot;extern &quot;&quot;C&quot;&quot; const char*   &quot;;[.A90];&quot;;&quot;; )" office:value-type="string" office:string-value="extern &quot;C&quot; const char*   start_c;" calcext:value-type="string">
            <text:p>extern "C" const char* <text:s text:c="2"/>start_c;</text:p>
          </table:table-cell>
          <table:table-cell/>
          <table:table-cell table:formula="of:=CONCATENATE( CONCATENATE(&quot;const char*    &quot;;[.A90];&quot;  =  &quot;&quot;&quot;;[.B90]);&quot;&quot;&quot;;&quot;)" office:value-type="string" office:string-value="const char*    start_c  =  &quot;(start&quot;;" calcext:value-type="string">
            <text:p>const char* <text:s text:c="3"/>start_c <text:s/>= <text:s/>"(start";</text:p>
          </table:table-cell>
        </table:table-row>
        <table:table-row table:style-name="ro1">
          <table:table-cell office:value-type="string" calcext:value-type="string">
            <text:p>subtractmaskfromsilk_c</text:p>
          </table:table-cell>
          <table:table-cell table:formula="of:= CONCATENATE(&quot;(&quot;;LEFTB([.A91];LEN([.A91])-2))" office:value-type="string" office:string-value="(subtractmaskfromsilk" calcext:value-type="string">
            <text:p>(subtractmaskfromsilk</text:p>
          </table:table-cell>
          <table:table-cell/>
          <table:table-cell table:formula="of:=CONCATENATE(&quot;extern &quot;&quot;C&quot;&quot; const char*   &quot;;[.A91];&quot;;&quot;; )" office:value-type="string" office:string-value="extern &quot;C&quot; const char*   subtractmaskfromsilk_c;" calcext:value-type="string">
            <text:p>extern "C" const char* <text:s text:c="2"/>subtractmaskfromsilk_c;</text:p>
          </table:table-cell>
          <table:table-cell/>
          <table:table-cell table:formula="of:=CONCATENATE( CONCATENATE(&quot;const char*    &quot;;[.A91];&quot;  =  &quot;&quot;&quot;;[.B91]);&quot;&quot;&quot;;&quot;)" office:value-type="string" office:string-value="const char*    subtractmaskfromsilk_c  =  &quot;(subtractmaskfromsilk&quot;;" calcext:value-type="string">
            <text:p>const char* <text:s text:c="3"/>subtractmaskfromsilk_c <text:s/>= <text:s/>"(subtractmaskfromsilk";</text:p>
          </table:table-cell>
        </table:table-row>
        <table:table-row table:style-name="ro1">
          <table:table-cell office:value-type="string" calcext:value-type="string">
            <text:p>tags_c</text:p>
          </table:table-cell>
          <table:table-cell table:formula="of:= CONCATENATE(&quot;(&quot;;LEFTB([.A92];LEN([.A92])-2))" office:value-type="string" office:string-value="(tags" calcext:value-type="string">
            <text:p>(tags</text:p>
          </table:table-cell>
          <table:table-cell/>
          <table:table-cell table:formula="of:=CONCATENATE(&quot;extern &quot;&quot;C&quot;&quot; const char*   &quot;;[.A92];&quot;;&quot;; )" office:value-type="string" office:string-value="extern &quot;C&quot; const char*   tags_c;" calcext:value-type="string">
            <text:p>extern "C" const char* <text:s text:c="2"/>tags_c;</text:p>
          </table:table-cell>
          <table:table-cell/>
          <table:table-cell table:formula="of:=CONCATENATE( CONCATENATE(&quot;const char*    &quot;;[.A92];&quot;  =  &quot;&quot;&quot;;[.B92]);&quot;&quot;&quot;;&quot;)" office:value-type="string" office:string-value="const char*    tags_c  =  &quot;(tags&quot;;" calcext:value-type="string">
            <text:p>const char* <text:s text:c="3"/>tags_c <text:s/>= <text:s/>"(tags";</text:p>
          </table:table-cell>
        </table:table-row>
        <table:table-row table:style-name="ro1">
          <table:table-cell office:value-type="string" calcext:value-type="string">
            <text:p>tedit_c</text:p>
          </table:table-cell>
          <table:table-cell table:formula="of:= CONCATENATE(&quot;(&quot;;LEFTB([.A93];LEN([.A93])-2))" office:value-type="string" office:string-value="(tedit" calcext:value-type="string">
            <text:p>(tedit</text:p>
          </table:table-cell>
          <table:table-cell/>
          <table:table-cell table:formula="of:=CONCATENATE(&quot;extern &quot;&quot;C&quot;&quot; const char*   &quot;;[.A93];&quot;;&quot;; )" office:value-type="string" office:string-value="extern &quot;C&quot; const char*   tedit_c;" calcext:value-type="string">
            <text:p>extern "C" const char* <text:s text:c="2"/>tedit_c;</text:p>
          </table:table-cell>
          <table:table-cell/>
          <table:table-cell table:formula="of:=CONCATENATE( CONCATENATE(&quot;const char*    &quot;;[.A93];&quot;  =  &quot;&quot;&quot;;[.B93]);&quot;&quot;&quot;;&quot;)" office:value-type="string" office:string-value="const char*    tedit_c  =  &quot;(tedit&quot;;" calcext:value-type="string">
            <text:p>const char* <text:s text:c="3"/>tedit_c <text:s/>= <text:s/>"(tedit";</text:p>
          </table:table-cell>
        </table:table-row>
        <table:table-row table:style-name="ro1">
          <table:table-cell office:value-type="string" calcext:value-type="string">
            <text:p>thickness_c</text:p>
          </table:table-cell>
          <table:table-cell table:formula="of:= CONCATENATE(&quot;(&quot;;LEFTB([.A94];LEN([.A94])-2))" office:value-type="string" office:string-value="(thickness" calcext:value-type="string">
            <text:p>(thickness</text:p>
          </table:table-cell>
          <table:table-cell/>
          <table:table-cell table:formula="of:=CONCATENATE(&quot;extern &quot;&quot;C&quot;&quot; const char*   &quot;;[.A94];&quot;;&quot;; )" office:value-type="string" office:string-value="extern &quot;C&quot; const char*   thickness_c;" calcext:value-type="string">
            <text:p>extern "C" const char* <text:s text:c="2"/>thickness_c;</text:p>
          </table:table-cell>
          <table:table-cell/>
          <table:table-cell table:formula="of:=CONCATENATE( CONCATENATE(&quot;const char*    &quot;;[.A94];&quot;  =  &quot;&quot;&quot;;[.B94]);&quot;&quot;&quot;;&quot;)" office:value-type="string" office:string-value="const char*    thickness_c  =  &quot;(thickness&quot;;" calcext:value-type="string">
            <text:p>const char* <text:s text:c="3"/>thickness_c <text:s/>= <text:s/>"(thickness";</text:p>
          </table:table-cell>
        </table:table-row>
        <table:table-row table:style-name="ro1">
          <table:table-cell office:value-type="string" calcext:value-type="string">
            <text:p>tool_c</text:p>
          </table:table-cell>
          <table:table-cell table:formula="of:= CONCATENATE(&quot;(&quot;;LEFTB([.A95];LEN([.A95])-2))" office:value-type="string" office:string-value="(tool" calcext:value-type="string">
            <text:p>(tool</text:p>
          </table:table-cell>
          <table:table-cell/>
          <table:table-cell table:formula="of:=CONCATENATE(&quot;extern &quot;&quot;C&quot;&quot; const char*   &quot;;[.A95];&quot;;&quot;; )" office:value-type="string" office:string-value="extern &quot;C&quot; const char*   tool_c;" calcext:value-type="string">
            <text:p>extern "C" const char* <text:s text:c="2"/>tool_c;</text:p>
          </table:table-cell>
          <table:table-cell/>
          <table:table-cell table:formula="of:=CONCATENATE( CONCATENATE(&quot;const char*    &quot;;[.A95];&quot;  =  &quot;&quot;&quot;;[.B95]);&quot;&quot;&quot;;&quot;)" office:value-type="string" office:string-value="const char*    tool_c  =  &quot;(tool&quot;;" calcext:value-type="string">
            <text:p>const char* <text:s text:c="3"/>tool_c <text:s/>= <text:s/>"(tool";</text:p>
          </table:table-cell>
        </table:table-row>
        <table:table-row table:style-name="ro1">
          <table:table-cell office:value-type="string" calcext:value-type="string">
            <text:p>trace_clearance_c</text:p>
          </table:table-cell>
          <table:table-cell table:formula="of:= CONCATENATE(&quot;(&quot;;LEFTB([.A96];LEN([.A96])-2))" office:value-type="string" office:string-value="(trace_clearance" calcext:value-type="string">
            <text:p>(trace_clearance</text:p>
          </table:table-cell>
          <table:table-cell/>
          <table:table-cell table:formula="of:=CONCATENATE(&quot;extern &quot;&quot;C&quot;&quot; const char*   &quot;;[.A96];&quot;;&quot;; )" office:value-type="string" office:string-value="extern &quot;C&quot; const char*   trace_clearance_c;" calcext:value-type="string">
            <text:p>extern "C" const char* <text:s text:c="2"/>trace_clearance_c;</text:p>
          </table:table-cell>
          <table:table-cell/>
          <table:table-cell table:formula="of:=CONCATENATE( CONCATENATE(&quot;const char*    &quot;;[.A96];&quot;  =  &quot;&quot;&quot;;[.B96]);&quot;&quot;&quot;;&quot;)" office:value-type="string" office:string-value="const char*    trace_clearance_c  =  &quot;(trace_clearance&quot;;" calcext:value-type="string">
            <text:p>const char* <text:s text:c="3"/>trace_clearance_c <text:s/>= <text:s/>"(trace_clearance";</text:p>
          </table:table-cell>
        </table:table-row>
        <table:table-row table:style-name="ro1">
          <table:table-cell office:value-type="string" calcext:value-type="string">
            <text:p>trace_min_c</text:p>
          </table:table-cell>
          <table:table-cell table:formula="of:= CONCATENATE(&quot;(&quot;;LEFTB([.A97];LEN([.A97])-2))" office:value-type="string" office:string-value="(trace_min" calcext:value-type="string">
            <text:p>(trace_min</text:p>
          </table:table-cell>
          <table:table-cell/>
          <table:table-cell table:formula="of:=CONCATENATE(&quot;extern &quot;&quot;C&quot;&quot; const char*   &quot;;[.A97];&quot;;&quot;; )" office:value-type="string" office:string-value="extern &quot;C&quot; const char*   trace_min_c;" calcext:value-type="string">
            <text:p>extern "C" const char* <text:s text:c="2"/>trace_min_c;</text:p>
          </table:table-cell>
          <table:table-cell/>
          <table:table-cell table:formula="of:=CONCATENATE( CONCATENATE(&quot;const char*    &quot;;[.A97];&quot;  =  &quot;&quot;&quot;;[.B97]);&quot;&quot;&quot;;&quot;)" office:value-type="string" office:string-value="const char*    trace_min_c  =  &quot;(trace_min&quot;;" calcext:value-type="string">
            <text:p>const char* <text:s text:c="3"/>trace_min_c <text:s/>= <text:s/>"(trace_min";</text:p>
          </table:table-cell>
        </table:table-row>
        <table:table-row table:style-name="ro1">
          <table:table-cell office:value-type="string" calcext:value-type="string">
            <text:p>trace_width_c</text:p>
          </table:table-cell>
          <table:table-cell table:formula="of:= CONCATENATE(&quot;(&quot;;LEFTB([.A98];LEN([.A98])-2))" office:value-type="string" office:string-value="(trace_width" calcext:value-type="string">
            <text:p>(trace_width</text:p>
          </table:table-cell>
          <table:table-cell/>
          <table:table-cell table:formula="of:=CONCATENATE(&quot;extern &quot;&quot;C&quot;&quot; const char*   &quot;;[.A98];&quot;;&quot;; )" office:value-type="string" office:string-value="extern &quot;C&quot; const char*   trace_width_c;" calcext:value-type="string">
            <text:p>extern "C" const char* <text:s text:c="2"/>trace_width_c;</text:p>
          </table:table-cell>
          <table:table-cell/>
          <table:table-cell table:formula="of:=CONCATENATE( CONCATENATE(&quot;const char*    &quot;;[.A98];&quot;  =  &quot;&quot;&quot;;[.B98]);&quot;&quot;&quot;;&quot;)" office:value-type="string" office:string-value="const char*    trace_width_c  =  &quot;(trace_width&quot;;" calcext:value-type="string">
            <text:p>const char* <text:s text:c="3"/>trace_width_c <text:s/>= <text:s/>"(trace_width";</text:p>
          </table:table-cell>
        </table:table-row>
        <table:table-row table:style-name="ro1">
          <table:table-cell office:value-type="string" calcext:value-type="string">
            <text:p>tracks_c</text:p>
          </table:table-cell>
          <table:table-cell table:formula="of:= CONCATENATE(&quot;(&quot;;LEFTB([.A99];LEN([.A99])-2))" office:value-type="string" office:string-value="(tracks" calcext:value-type="string">
            <text:p>(tracks</text:p>
          </table:table-cell>
          <table:table-cell/>
          <table:table-cell table:formula="of:=CONCATENATE(&quot;extern &quot;&quot;C&quot;&quot; const char*   &quot;;[.A99];&quot;;&quot;; )" office:value-type="string" office:string-value="extern &quot;C&quot; const char*   tracks_c;" calcext:value-type="string">
            <text:p>extern "C" const char* <text:s text:c="2"/>tracks_c;</text:p>
          </table:table-cell>
          <table:table-cell/>
          <table:table-cell table:formula="of:=CONCATENATE( CONCATENATE(&quot;const char*    &quot;;[.A99];&quot;  =  &quot;&quot;&quot;;[.B99]);&quot;&quot;&quot;;&quot;)" office:value-type="string" office:string-value="const char*    tracks_c  =  &quot;(tracks&quot;;" calcext:value-type="string">
            <text:p>const char* <text:s text:c="3"/>tracks_c <text:s/>= <text:s/>"(tracks";</text:p>
          </table:table-cell>
        </table:table-row>
        <table:table-row table:style-name="ro1">
          <table:table-cell office:value-type="string" calcext:value-type="string">
            <text:p>tstamp_c</text:p>
          </table:table-cell>
          <table:table-cell table:formula="of:= CONCATENATE(&quot;(&quot;;LEFTB([.A100];LEN([.A100])-2))" office:value-type="string" office:string-value="(tstamp" calcext:value-type="string">
            <text:p>(tstamp</text:p>
          </table:table-cell>
          <table:table-cell/>
          <table:table-cell table:formula="of:=CONCATENATE(&quot;extern &quot;&quot;C&quot;&quot; const char*   &quot;;[.A100];&quot;;&quot;; )" office:value-type="string" office:string-value="extern &quot;C&quot; const char*   tstamp_c;" calcext:value-type="string">
            <text:p>extern "C" const char* <text:s text:c="2"/>tstamp_c;</text:p>
          </table:table-cell>
          <table:table-cell/>
          <table:table-cell table:formula="of:=CONCATENATE( CONCATENATE(&quot;const char*    &quot;;[.A100];&quot;  =  &quot;&quot;&quot;;[.B100]);&quot;&quot;&quot;;&quot;)" office:value-type="string" office:string-value="const char*    tstamp_c  =  &quot;(tstamp&quot;;" calcext:value-type="string">
            <text:p>const char* <text:s text:c="3"/>tstamp_c <text:s/>= <text:s/>"(tstamp";</text:p>
          </table:table-cell>
        </table:table-row>
        <table:table-row table:style-name="ro1">
          <table:table-cell office:value-type="string" calcext:value-type="string">
            <text:p>tstamps_c</text:p>
          </table:table-cell>
          <table:table-cell table:formula="of:= CONCATENATE(&quot;(&quot;;LEFTB([.A101];LEN([.A101])-2))" office:value-type="string" office:string-value="(tstamps" calcext:value-type="string">
            <text:p>(tstamps</text:p>
          </table:table-cell>
          <table:table-cell/>
          <table:table-cell table:formula="of:=CONCATENATE(&quot;extern &quot;&quot;C&quot;&quot; const char*   &quot;;[.A101];&quot;;&quot;; )" office:value-type="string" office:string-value="extern &quot;C&quot; const char*   tstamps_c;" calcext:value-type="string">
            <text:p>extern "C" const char* <text:s text:c="2"/>tstamps_c;</text:p>
          </table:table-cell>
          <table:table-cell/>
          <table:table-cell table:formula="of:=CONCATENATE( CONCATENATE(&quot;const char*    &quot;;[.A101];&quot;  =  &quot;&quot;&quot;;[.B101]);&quot;&quot;&quot;;&quot;)" office:value-type="string" office:string-value="const char*    tstamps_c  =  &quot;(tstamps&quot;;" calcext:value-type="string">
            <text:p>const char* <text:s text:c="3"/>tstamps_c <text:s/>= <text:s/>"(tstamps";</text:p>
          </table:table-cell>
        </table:table-row>
        <table:table-row table:style-name="ro1">
          <table:table-cell office:value-type="string" calcext:value-type="string">
            <text:p>type_c</text:p>
          </table:table-cell>
          <table:table-cell table:formula="of:= CONCATENATE(&quot;(&quot;;LEFTB([.A102];LEN([.A102])-2))" office:value-type="string" office:string-value="(type" calcext:value-type="string">
            <text:p>(type</text:p>
          </table:table-cell>
          <table:table-cell/>
          <table:table-cell table:formula="of:=CONCATENATE(&quot;extern &quot;&quot;C&quot;&quot; const char*   &quot;;[.A102];&quot;;&quot;; )" office:value-type="string" office:string-value="extern &quot;C&quot; const char*   type_c;" calcext:value-type="string">
            <text:p>extern "C" const char* <text:s text:c="2"/>type_c;</text:p>
          </table:table-cell>
          <table:table-cell/>
          <table:table-cell table:formula="of:=CONCATENATE( CONCATENATE(&quot;const char*    &quot;;[.A102];&quot;  =  &quot;&quot;&quot;;[.B102]);&quot;&quot;&quot;;&quot;)" office:value-type="string" office:string-value="const char*    type_c  =  &quot;(type&quot;;" calcext:value-type="string">
            <text:p>const char* <text:s text:c="3"/>type_c <text:s/>= <text:s/>"(type";</text:p>
          </table:table-cell>
        </table:table-row>
        <table:table-row table:style-name="ro1">
          <table:table-cell office:value-type="string" calcext:value-type="string">
            <text:p>uri_c</text:p>
          </table:table-cell>
          <table:table-cell table:formula="of:= CONCATENATE(&quot;(&quot;;LEFTB([.A103];LEN([.A103])-2))" office:value-type="string" office:string-value="(uri" calcext:value-type="string">
            <text:p>(uri</text:p>
          </table:table-cell>
          <table:table-cell/>
          <table:table-cell table:formula="of:=CONCATENATE(&quot;extern &quot;&quot;C&quot;&quot; const char*   &quot;;[.A103];&quot;;&quot;; )" office:value-type="string" office:string-value="extern &quot;C&quot; const char*   uri_c;" calcext:value-type="string">
            <text:p>extern "C" const char* <text:s text:c="2"/>uri_c;</text:p>
          </table:table-cell>
          <table:table-cell/>
          <table:table-cell table:formula="of:=CONCATENATE( CONCATENATE(&quot;const char*    &quot;;[.A103];&quot;  =  &quot;&quot;&quot;;[.B103]);&quot;&quot;&quot;;&quot;)" office:value-type="string" office:string-value="const char*    uri_c  =  &quot;(uri&quot;;" calcext:value-type="string">
            <text:p>const char* <text:s text:c="3"/>uri_c <text:s/>= <text:s/>"(uri";</text:p>
          </table:table-cell>
        </table:table-row>
        <table:table-row table:style-name="ro1">
          <table:table-cell office:value-type="string" calcext:value-type="string">
            <text:p>useauxorigin_c</text:p>
          </table:table-cell>
          <table:table-cell table:formula="of:= CONCATENATE(&quot;(&quot;;LEFTB([.A104];LEN([.A104])-2))" office:value-type="string" office:string-value="(useauxorigin" calcext:value-type="string">
            <text:p>(useauxorigin</text:p>
          </table:table-cell>
          <table:table-cell/>
          <table:table-cell table:formula="of:=CONCATENATE(&quot;extern &quot;&quot;C&quot;&quot; const char*   &quot;;[.A104];&quot;;&quot;; )" office:value-type="string" office:string-value="extern &quot;C&quot; const char*   useauxorigin_c;" calcext:value-type="string">
            <text:p>extern "C" const char* <text:s text:c="2"/>useauxorigin_c;</text:p>
          </table:table-cell>
          <table:table-cell/>
          <table:table-cell table:formula="of:=CONCATENATE( CONCATENATE(&quot;const char*    &quot;;[.A104];&quot;  =  &quot;&quot;&quot;;[.B104]);&quot;&quot;&quot;;&quot;)" office:value-type="string" office:string-value="const char*    useauxorigin_c  =  &quot;(useauxorigin&quot;;" calcext:value-type="string">
            <text:p>const char* <text:s text:c="3"/>useauxorigin_c <text:s/>= <text:s/>"(useauxorigin";</text:p>
          </table:table-cell>
        </table:table-row>
        <table:table-row table:style-name="ro1">
          <table:table-cell office:value-type="string" calcext:value-type="string">
            <text:p>usegerberextensions_c</text:p>
          </table:table-cell>
          <table:table-cell table:formula="of:= CONCATENATE(&quot;(&quot;;LEFTB([.A105];LEN([.A105])-2))" office:value-type="string" office:string-value="(usegerberextensions" calcext:value-type="string">
            <text:p>(usegerberextensions</text:p>
          </table:table-cell>
          <table:table-cell/>
          <table:table-cell table:formula="of:=CONCATENATE(&quot;extern &quot;&quot;C&quot;&quot; const char*   &quot;;[.A105];&quot;;&quot;; )" office:value-type="string" office:string-value="extern &quot;C&quot; const char*   usegerberextensions_c;" calcext:value-type="string">
            <text:p>extern "C" const char* <text:s text:c="2"/>usegerberextensions_c;</text:p>
          </table:table-cell>
          <table:table-cell/>
          <table:table-cell table:formula="of:=CONCATENATE( CONCATENATE(&quot;const char*    &quot;;[.A105];&quot;  =  &quot;&quot;&quot;;[.B105]);&quot;&quot;&quot;;&quot;)" office:value-type="string" office:string-value="const char*    usegerberextensions_c  =  &quot;(usegerberextensions&quot;;" calcext:value-type="string">
            <text:p>const char* <text:s text:c="3"/>usegerberextensions_c <text:s/>= <text:s/>"(usegerberextensions";</text:p>
          </table:table-cell>
        </table:table-row>
        <table:table-row table:style-name="ro1">
          <table:table-cell office:value-type="string" calcext:value-type="string">
            <text:p>uvia_dia_c</text:p>
          </table:table-cell>
          <table:table-cell table:formula="of:= CONCATENATE(&quot;(&quot;;LEFTB([.A106];LEN([.A106])-2))" office:value-type="string" office:string-value="(uvia_dia" calcext:value-type="string">
            <text:p>(uvia_dia</text:p>
          </table:table-cell>
          <table:table-cell/>
          <table:table-cell table:formula="of:=CONCATENATE(&quot;extern &quot;&quot;C&quot;&quot; const char*   &quot;;[.A106];&quot;;&quot;; )" office:value-type="string" office:string-value="extern &quot;C&quot; const char*   uvia_dia_c;" calcext:value-type="string">
            <text:p>extern "C" const char* <text:s text:c="2"/>uvia_dia_c;</text:p>
          </table:table-cell>
          <table:table-cell/>
          <table:table-cell table:formula="of:=CONCATENATE( CONCATENATE(&quot;const char*    &quot;;[.A106];&quot;  =  &quot;&quot;&quot;;[.B106]);&quot;&quot;&quot;;&quot;)" office:value-type="string" office:string-value="const char*    uvia_dia_c  =  &quot;(uvia_dia&quot;;" calcext:value-type="string">
            <text:p>const char* <text:s text:c="3"/>uvia_dia_c <text:s/>= <text:s/>"(uvia_dia";</text:p>
          </table:table-cell>
        </table:table-row>
        <table:table-row table:style-name="ro1">
          <table:table-cell office:value-type="string" calcext:value-type="string">
            <text:p>uvia_drill_c</text:p>
          </table:table-cell>
          <table:table-cell table:formula="of:= CONCATENATE(&quot;(&quot;;LEFTB([.A107];LEN([.A107])-2))" office:value-type="string" office:string-value="(uvia_drill" calcext:value-type="string">
            <text:p>(uvia_drill</text:p>
          </table:table-cell>
          <table:table-cell/>
          <table:table-cell table:formula="of:=CONCATENATE(&quot;extern &quot;&quot;C&quot;&quot; const char*   &quot;;[.A107];&quot;;&quot;; )" office:value-type="string" office:string-value="extern &quot;C&quot; const char*   uvia_drill_c;" calcext:value-type="string">
            <text:p>extern "C" const char* <text:s text:c="2"/>uvia_drill_c;</text:p>
          </table:table-cell>
          <table:table-cell/>
          <table:table-cell table:formula="of:=CONCATENATE( CONCATENATE(&quot;const char*    &quot;;[.A107];&quot;  =  &quot;&quot;&quot;;[.B107]);&quot;&quot;&quot;;&quot;)" office:value-type="string" office:string-value="const char*    uvia_drill_c  =  &quot;(uvia_drill&quot;;" calcext:value-type="string">
            <text:p>const char* <text:s text:c="3"/>uvia_drill_c <text:s/>= <text:s/>"(uvia_drill";</text:p>
          </table:table-cell>
        </table:table-row>
        <table:table-row table:style-name="ro1">
          <table:table-cell office:value-type="string" calcext:value-type="string">
            <text:p>uvia_min_drill_c</text:p>
          </table:table-cell>
          <table:table-cell table:formula="of:= CONCATENATE(&quot;(&quot;;LEFTB([.A108];LEN([.A108])-2))" office:value-type="string" office:string-value="(uvia_min_drill" calcext:value-type="string">
            <text:p>(uvia_min_drill</text:p>
          </table:table-cell>
          <table:table-cell/>
          <table:table-cell table:formula="of:=CONCATENATE(&quot;extern &quot;&quot;C&quot;&quot; const char*   &quot;;[.A108];&quot;;&quot;; )" office:value-type="string" office:string-value="extern &quot;C&quot; const char*   uvia_min_drill_c;" calcext:value-type="string">
            <text:p>extern "C" const char* <text:s text:c="2"/>uvia_min_drill_c;</text:p>
          </table:table-cell>
          <table:table-cell/>
          <table:table-cell table:formula="of:=CONCATENATE( CONCATENATE(&quot;const char*    &quot;;[.A108];&quot;  =  &quot;&quot;&quot;;[.B108]);&quot;&quot;&quot;;&quot;)" office:value-type="string" office:string-value="const char*    uvia_min_drill_c  =  &quot;(uvia_min_drill&quot;;" calcext:value-type="string">
            <text:p>const char* <text:s text:c="3"/>uvia_min_drill_c <text:s/>= <text:s/>"(uvia_min_drill";</text:p>
          </table:table-cell>
        </table:table-row>
        <table:table-row table:style-name="ro1">
          <table:table-cell office:value-type="string" calcext:value-type="string">
            <text:p>uvia_min_size_c</text:p>
          </table:table-cell>
          <table:table-cell table:formula="of:= CONCATENATE(&quot;(&quot;;LEFTB([.A109];LEN([.A109])-2))" office:value-type="string" office:string-value="(uvia_min_size" calcext:value-type="string">
            <text:p>(uvia_min_size</text:p>
          </table:table-cell>
          <table:table-cell/>
          <table:table-cell table:formula="of:=CONCATENATE(&quot;extern &quot;&quot;C&quot;&quot; const char*   &quot;;[.A109];&quot;;&quot;; )" office:value-type="string" office:string-value="extern &quot;C&quot; const char*   uvia_min_size_c;" calcext:value-type="string">
            <text:p>extern "C" const char* <text:s text:c="2"/>uvia_min_size_c;</text:p>
          </table:table-cell>
          <table:table-cell/>
          <table:table-cell table:formula="of:=CONCATENATE( CONCATENATE(&quot;const char*    &quot;;[.A109];&quot;  =  &quot;&quot;&quot;;[.B109]);&quot;&quot;&quot;;&quot;)" office:value-type="string" office:string-value="const char*    uvia_min_size_c  =  &quot;(uvia_min_size&quot;;" calcext:value-type="string">
            <text:p>const char* <text:s text:c="3"/>uvia_min_size_c <text:s/>= <text:s/>"(uvia_min_size";</text:p>
          </table:table-cell>
        </table:table-row>
        <table:table-row table:style-name="ro1">
          <table:table-cell office:value-type="string" calcext:value-type="string">
            <text:p>uvia_size_c</text:p>
          </table:table-cell>
          <table:table-cell table:formula="of:= CONCATENATE(&quot;(&quot;;LEFTB([.A110];LEN([.A110])-2))" office:value-type="string" office:string-value="(uvia_size" calcext:value-type="string">
            <text:p>(uvia_size</text:p>
          </table:table-cell>
          <table:table-cell/>
          <table:table-cell table:formula="of:=CONCATENATE(&quot;extern &quot;&quot;C&quot;&quot; const char*   &quot;;[.A110];&quot;;&quot;; )" office:value-type="string" office:string-value="extern &quot;C&quot; const char*   uvia_size_c;" calcext:value-type="string">
            <text:p>extern "C" const char* <text:s text:c="2"/>uvia_size_c;</text:p>
          </table:table-cell>
          <table:table-cell/>
          <table:table-cell table:formula="of:=CONCATENATE( CONCATENATE(&quot;const char*    &quot;;[.A110];&quot;  =  &quot;&quot;&quot;;[.B110]);&quot;&quot;&quot;;&quot;)" office:value-type="string" office:string-value="const char*    uvia_size_c  =  &quot;(uvia_size&quot;;" calcext:value-type="string">
            <text:p>const char* <text:s text:c="3"/>uvia_size_c <text:s/>= <text:s/>"(uvia_size";</text:p>
          </table:table-cell>
        </table:table-row>
        <table:table-row table:style-name="ro1">
          <table:table-cell office:value-type="string" calcext:value-type="string">
            <text:p>uvias_allowed_c</text:p>
          </table:table-cell>
          <table:table-cell table:formula="of:= CONCATENATE(&quot;(&quot;;LEFTB([.A111];LEN([.A111])-2))" office:value-type="string" office:string-value="(uvias_allowed" calcext:value-type="string">
            <text:p>(uvias_allowed</text:p>
          </table:table-cell>
          <table:table-cell/>
          <table:table-cell table:formula="of:=CONCATENATE(&quot;extern &quot;&quot;C&quot;&quot; const char*   &quot;;[.A111];&quot;;&quot;; )" office:value-type="string" office:string-value="extern &quot;C&quot; const char*   uvias_allowed_c;" calcext:value-type="string">
            <text:p>extern "C" const char* <text:s text:c="2"/>uvias_allowed_c;</text:p>
          </table:table-cell>
          <table:table-cell/>
          <table:table-cell table:formula="of:=CONCATENATE( CONCATENATE(&quot;const char*    &quot;;[.A111];&quot;  =  &quot;&quot;&quot;;[.B111]);&quot;&quot;&quot;;&quot;)" office:value-type="string" office:string-value="const char*    uvias_allowed_c  =  &quot;(uvias_allowed&quot;;" calcext:value-type="string">
            <text:p>const char* <text:s text:c="3"/>uvias_allowed_c <text:s/>= <text:s/>"(uvias_allowed";</text:p>
          </table:table-cell>
        </table:table-row>
        <table:table-row table:style-name="ro1">
          <table:table-cell office:value-type="string" calcext:value-type="string">
            <text:p>value_c</text:p>
          </table:table-cell>
          <table:table-cell table:formula="of:= CONCATENATE(&quot;(&quot;;LEFTB([.A112];LEN([.A112])-2))" office:value-type="string" office:string-value="(value" calcext:value-type="string">
            <text:p>(value</text:p>
          </table:table-cell>
          <table:table-cell/>
          <table:table-cell table:formula="of:=CONCATENATE(&quot;extern &quot;&quot;C&quot;&quot; const char*   &quot;;[.A112];&quot;;&quot;; )" office:value-type="string" office:string-value="extern &quot;C&quot; const char*   value_c;" calcext:value-type="string">
            <text:p>extern "C" const char* <text:s text:c="2"/>value_c;</text:p>
          </table:table-cell>
          <table:table-cell/>
          <table:table-cell table:formula="of:=CONCATENATE( CONCATENATE(&quot;const char*    &quot;;[.A112];&quot;  =  &quot;&quot;&quot;;[.B112]);&quot;&quot;&quot;;&quot;)" office:value-type="string" office:string-value="const char*    value_c  =  &quot;(value&quot;;" calcext:value-type="string">
            <text:p>const char* <text:s text:c="3"/>value_c <text:s/>= <text:s/>"(value";</text:p>
          </table:table-cell>
        </table:table-row>
        <table:table-row table:style-name="ro1">
          <table:table-cell office:value-type="string" calcext:value-type="string">
            <text:p>version_c</text:p>
          </table:table-cell>
          <table:table-cell table:formula="of:= CONCATENATE(&quot;(&quot;;LEFTB([.A113];LEN([.A113])-2))" office:value-type="string" office:string-value="(version" calcext:value-type="string">
            <text:p>(version</text:p>
          </table:table-cell>
          <table:table-cell/>
          <table:table-cell table:formula="of:=CONCATENATE(&quot;extern &quot;&quot;C&quot;&quot; const char*   &quot;;[.A113];&quot;;&quot;; )" office:value-type="string" office:string-value="extern &quot;C&quot; const char*   version_c;" calcext:value-type="string">
            <text:p>extern "C" const char* <text:s text:c="2"/>version_c;</text:p>
          </table:table-cell>
          <table:table-cell/>
          <table:table-cell table:formula="of:=CONCATENATE( CONCATENATE(&quot;const char*    &quot;;[.A113];&quot;  =  &quot;&quot;&quot;;[.B113]);&quot;&quot;&quot;;&quot;)" office:value-type="string" office:string-value="const char*    version_c  =  &quot;(version&quot;;" calcext:value-type="string">
            <text:p>const char* <text:s text:c="3"/>version_c <text:s/>= <text:s/>"(version";</text:p>
          </table:table-cell>
        </table:table-row>
        <table:table-row table:style-name="ro1">
          <table:table-cell office:value-type="string" calcext:value-type="string">
            <text:p>via_dia_c</text:p>
          </table:table-cell>
          <table:table-cell table:formula="of:= CONCATENATE(&quot;(&quot;;LEFTB([.A114];LEN([.A114])-2))" office:value-type="string" office:string-value="(via_dia" calcext:value-type="string">
            <text:p>(via_dia</text:p>
          </table:table-cell>
          <table:table-cell/>
          <table:table-cell table:formula="of:=CONCATENATE(&quot;extern &quot;&quot;C&quot;&quot; const char*   &quot;;[.A114];&quot;;&quot;; )" office:value-type="string" office:string-value="extern &quot;C&quot; const char*   via_dia_c;" calcext:value-type="string">
            <text:p>extern "C" const char* <text:s text:c="2"/>via_dia_c;</text:p>
          </table:table-cell>
          <table:table-cell/>
          <table:table-cell table:formula="of:=CONCATENATE( CONCATENATE(&quot;const char*    &quot;;[.A114];&quot;  =  &quot;&quot;&quot;;[.B114]);&quot;&quot;&quot;;&quot;)" office:value-type="string" office:string-value="const char*    via_dia_c  =  &quot;(via_dia&quot;;" calcext:value-type="string">
            <text:p>const char* <text:s text:c="3"/>via_dia_c <text:s/>= <text:s/>"(via_dia";</text:p>
          </table:table-cell>
        </table:table-row>
        <table:table-row table:style-name="ro1">
          <table:table-cell office:value-type="string" calcext:value-type="string">
            <text:p>via_drill_c</text:p>
          </table:table-cell>
          <table:table-cell table:formula="of:= CONCATENATE(&quot;(&quot;;LEFTB([.A115];LEN([.A115])-2))" office:value-type="string" office:string-value="(via_drill" calcext:value-type="string">
            <text:p>(via_drill</text:p>
          </table:table-cell>
          <table:table-cell/>
          <table:table-cell table:formula="of:=CONCATENATE(&quot;extern &quot;&quot;C&quot;&quot; const char*   &quot;;[.A115];&quot;;&quot;; )" office:value-type="string" office:string-value="extern &quot;C&quot; const char*   via_drill_c;" calcext:value-type="string">
            <text:p>extern "C" const char* <text:s text:c="2"/>via_drill_c;</text:p>
          </table:table-cell>
          <table:table-cell/>
          <table:table-cell table:formula="of:=CONCATENATE( CONCATENATE(&quot;const char*    &quot;;[.A115];&quot;  =  &quot;&quot;&quot;;[.B115]);&quot;&quot;&quot;;&quot;)" office:value-type="string" office:string-value="const char*    via_drill_c  =  &quot;(via_drill&quot;;" calcext:value-type="string">
            <text:p>const char* <text:s text:c="3"/>via_drill_c <text:s/>= <text:s/>"(via_drill";</text:p>
          </table:table-cell>
        </table:table-row>
        <table:table-row table:style-name="ro1">
          <table:table-cell office:value-type="string" calcext:value-type="string">
            <text:p>via_min_drill_c</text:p>
          </table:table-cell>
          <table:table-cell table:formula="of:= CONCATENATE(&quot;(&quot;;LEFTB([.A116];LEN([.A116])-2))" office:value-type="string" office:string-value="(via_min_drill" calcext:value-type="string">
            <text:p>(via_min_drill</text:p>
          </table:table-cell>
          <table:table-cell/>
          <table:table-cell table:formula="of:=CONCATENATE(&quot;extern &quot;&quot;C&quot;&quot; const char*   &quot;;[.A116];&quot;;&quot;; )" office:value-type="string" office:string-value="extern &quot;C&quot; const char*   via_min_drill_c;" calcext:value-type="string">
            <text:p>extern "C" const char* <text:s text:c="2"/>via_min_drill_c;</text:p>
          </table:table-cell>
          <table:table-cell/>
          <table:table-cell table:formula="of:=CONCATENATE( CONCATENATE(&quot;const char*    &quot;;[.A116];&quot;  =  &quot;&quot;&quot;;[.B116]);&quot;&quot;&quot;;&quot;)" office:value-type="string" office:string-value="const char*    via_min_drill_c  =  &quot;(via_min_drill&quot;;" calcext:value-type="string">
            <text:p>const char* <text:s text:c="3"/>via_min_drill_c <text:s/>= <text:s/>"(via_min_drill";</text:p>
          </table:table-cell>
        </table:table-row>
        <table:table-row table:style-name="ro1">
          <table:table-cell office:value-type="string" calcext:value-type="string">
            <text:p>via_min_size_c</text:p>
          </table:table-cell>
          <table:table-cell table:formula="of:= CONCATENATE(&quot;(&quot;;LEFTB([.A117];LEN([.A117])-2))" office:value-type="string" office:string-value="(via_min_size" calcext:value-type="string">
            <text:p>(via_min_size</text:p>
          </table:table-cell>
          <table:table-cell/>
          <table:table-cell table:formula="of:=CONCATENATE(&quot;extern &quot;&quot;C&quot;&quot; const char*   &quot;;[.A117];&quot;;&quot;; )" office:value-type="string" office:string-value="extern &quot;C&quot; const char*   via_min_size_c;" calcext:value-type="string">
            <text:p>extern "C" const char* <text:s text:c="2"/>via_min_size_c;</text:p>
          </table:table-cell>
          <table:table-cell/>
          <table:table-cell table:formula="of:=CONCATENATE( CONCATENATE(&quot;const char*    &quot;;[.A117];&quot;  =  &quot;&quot;&quot;;[.B117]);&quot;&quot;&quot;;&quot;)" office:value-type="string" office:string-value="const char*    via_min_size_c  =  &quot;(via_min_size&quot;;" calcext:value-type="string">
            <text:p>const char* <text:s text:c="3"/>via_min_size_c <text:s/>= <text:s/>"(via_min_size";</text:p>
          </table:table-cell>
        </table:table-row>
        <table:table-row table:style-name="ro1">
          <table:table-cell office:value-type="string" calcext:value-type="string">
            <text:p>via_size_c</text:p>
          </table:table-cell>
          <table:table-cell table:formula="of:= CONCATENATE(&quot;(&quot;;LEFTB([.A118];LEN([.A118])-2))" office:value-type="string" office:string-value="(via_size" calcext:value-type="string">
            <text:p>(via_size</text:p>
          </table:table-cell>
          <table:table-cell/>
          <table:table-cell table:formula="of:=CONCATENATE(&quot;extern &quot;&quot;C&quot;&quot; const char*   &quot;;[.A118];&quot;;&quot;; )" office:value-type="string" office:string-value="extern &quot;C&quot; const char*   via_size_c;" calcext:value-type="string">
            <text:p>extern "C" const char* <text:s text:c="2"/>via_size_c;</text:p>
          </table:table-cell>
          <table:table-cell/>
          <table:table-cell table:formula="of:=CONCATENATE( CONCATENATE(&quot;const char*    &quot;;[.A118];&quot;  =  &quot;&quot;&quot;;[.B118]);&quot;&quot;&quot;;&quot;)" office:value-type="string" office:string-value="const char*    via_size_c  =  &quot;(via_size&quot;;" calcext:value-type="string">
            <text:p>const char* <text:s text:c="3"/>via_size_c <text:s/>= <text:s/>"(via_size";</text:p>
          </table:table-cell>
        </table:table-row>
        <table:table-row table:style-name="ro1">
          <table:table-cell office:value-type="string" calcext:value-type="string">
            <text:p>viasonmask_c</text:p>
          </table:table-cell>
          <table:table-cell table:formula="of:= CONCATENATE(&quot;(&quot;;LEFTB([.A119];LEN([.A119])-2))" office:value-type="string" office:string-value="(viasonmask" calcext:value-type="string">
            <text:p>(viasonmask</text:p>
          </table:table-cell>
          <table:table-cell/>
          <table:table-cell table:formula="of:=CONCATENATE(&quot;extern &quot;&quot;C&quot;&quot; const char*   &quot;;[.A119];&quot;;&quot;; )" office:value-type="string" office:string-value="extern &quot;C&quot; const char*   viasonmask_c;" calcext:value-type="string">
            <text:p>extern "C" const char* <text:s text:c="2"/>viasonmask_c;</text:p>
          </table:table-cell>
          <table:table-cell/>
          <table:table-cell table:formula="of:=CONCATENATE( CONCATENATE(&quot;const char*    &quot;;[.A119];&quot;  =  &quot;&quot;&quot;;[.B119]);&quot;&quot;&quot;;&quot;)" office:value-type="string" office:string-value="const char*    viasonmask_c  =  &quot;(viasonmask&quot;;" calcext:value-type="string">
            <text:p>const char* <text:s text:c="3"/>viasonmask_c <text:s/>= <text:s/>"(viasonmask";</text:p>
          </table:table-cell>
        </table:table-row>
        <table:table-row table:style-name="ro1">
          <table:table-cell office:value-type="string" calcext:value-type="string">
            <text:p>visible_elements_c</text:p>
          </table:table-cell>
          <table:table-cell table:formula="of:= CONCATENATE(&quot;(&quot;;LEFTB([.A120];LEN([.A120])-2))" office:value-type="string" office:string-value="(visible_elements" calcext:value-type="string">
            <text:p>(visible_elements</text:p>
          </table:table-cell>
          <table:table-cell/>
          <table:table-cell table:formula="of:=CONCATENATE(&quot;extern &quot;&quot;C&quot;&quot; const char*   &quot;;[.A120];&quot;;&quot;; )" office:value-type="string" office:string-value="extern &quot;C&quot; const char*   visible_elements_c;" calcext:value-type="string">
            <text:p>extern "C" const char* <text:s text:c="2"/>visible_elements_c;</text:p>
          </table:table-cell>
          <table:table-cell/>
          <table:table-cell table:formula="of:=CONCATENATE( CONCATENATE(&quot;const char*    &quot;;[.A120];&quot;  =  &quot;&quot;&quot;;[.B120]);&quot;&quot;&quot;;&quot;)" office:value-type="string" office:string-value="const char*    visible_elements_c  =  &quot;(visible_elements&quot;;" calcext:value-type="string">
            <text:p>const char* <text:s text:c="3"/>visible_elements_c <text:s/>= <text:s/>"(visible_elements";</text:p>
          </table:table-cell>
        </table:table-row>
        <table:table-row table:style-name="ro1">
          <table:table-cell office:value-type="string" calcext:value-type="string">
            <text:p>width_c</text:p>
          </table:table-cell>
          <table:table-cell table:formula="of:= CONCATENATE(&quot;(&quot;;LEFTB([.A121];LEN([.A121])-2))" office:value-type="string" office:string-value="(width" calcext:value-type="string">
            <text:p>(width</text:p>
          </table:table-cell>
          <table:table-cell/>
          <table:table-cell table:formula="of:=CONCATENATE(&quot;extern &quot;&quot;C&quot;&quot; const char*   &quot;;[.A121];&quot;;&quot;; )" office:value-type="string" office:string-value="extern &quot;C&quot; const char*   width_c;" calcext:value-type="string">
            <text:p>extern "C" const char* <text:s text:c="2"/>width_c;</text:p>
          </table:table-cell>
          <table:table-cell/>
          <table:table-cell table:formula="of:=CONCATENATE( CONCATENATE(&quot;const char*    &quot;;[.A121];&quot;  =  &quot;&quot;&quot;;[.B121]);&quot;&quot;&quot;;&quot;)" office:value-type="string" office:string-value="const char*    width_c  =  &quot;(width&quot;;" calcext:value-type="string">
            <text:p>const char* <text:s text:c="3"/>width_c <text:s/>= <text:s/>"(width";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formula="of:= CONCATENATE(&quot;(&quot;;LEFTB([.A122];LEN([.A122])-2))" office:value-type="string" office:string-value="(x" calcext:value-type="string">
            <text:p>(x</text:p>
          </table:table-cell>
          <table:table-cell/>
          <table:table-cell table:formula="of:=CONCATENATE(&quot;extern &quot;&quot;C&quot;&quot; const char*   &quot;;[.A122];&quot;;&quot;; )" office:value-type="string" office:string-value="extern &quot;C&quot; const char*   xyz;" calcext:value-type="string">
            <text:p>extern "C" const char* <text:s text:c="2"/>xyz;</text:p>
          </table:table-cell>
          <table:table-cell/>
          <table:table-cell table:formula="of:=CONCATENATE( CONCATENATE(&quot;const char*    &quot;;[.A122];&quot;  =  &quot;&quot;&quot;;[.B122]);&quot;&quot;&quot;;&quot;)" office:value-type="string" office:string-value="const char*    xyz  =  &quot;(x&quot;;" calcext:value-type="string">
            <text:p>const char* <text:s text:c="3"/>xyz <text:s/>= <text:s/>"(x";</text:p>
          </table:table-cell>
        </table:table-row>
        <table:table-row table:style-name="ro1">
          <table:table-cell office:value-type="string" calcext:value-type="string">
            <text:p>zone_45_only_c</text:p>
          </table:table-cell>
          <table:table-cell table:formula="of:= CONCATENATE(&quot;(&quot;;LEFTB([.A123];LEN([.A123])-2))" office:value-type="string" office:string-value="(zone_45_only" calcext:value-type="string">
            <text:p>(zone_45_only</text:p>
          </table:table-cell>
          <table:table-cell/>
          <table:table-cell table:formula="of:=CONCATENATE(&quot;extern &quot;&quot;C&quot;&quot; const char*   &quot;;[.A123];&quot;;&quot;; )" office:value-type="string" office:string-value="extern &quot;C&quot; const char*   zone_45_only_c;" calcext:value-type="string">
            <text:p>extern "C" const char* <text:s text:c="2"/>zone_45_only_c;</text:p>
          </table:table-cell>
          <table:table-cell/>
          <table:table-cell table:formula="of:=CONCATENATE( CONCATENATE(&quot;const char*    &quot;;[.A123];&quot;  =  &quot;&quot;&quot;;[.B123]);&quot;&quot;&quot;;&quot;)" office:value-type="string" office:string-value="const char*    zone_45_only_c  =  &quot;(zone_45_only&quot;;" calcext:value-type="string">
            <text:p>const char* <text:s text:c="3"/>zone_45_only_c <text:s/>= <text:s/>"(zone_45_only";</text:p>
          </table:table-cell>
        </table:table-row>
        <table:table-row table:style-name="ro1">
          <table:table-cell office:value-type="string" calcext:value-type="string">
            <text:p>zone_clearance_c</text:p>
          </table:table-cell>
          <table:table-cell table:formula="of:= CONCATENATE(&quot;(&quot;;LEFTB([.A124];LEN([.A124])-2))" office:value-type="string" office:string-value="(zone_clearance" calcext:value-type="string">
            <text:p>(zone_clearance</text:p>
          </table:table-cell>
          <table:table-cell/>
          <table:table-cell table:formula="of:=CONCATENATE(&quot;extern &quot;&quot;C&quot;&quot; const char*   &quot;;[.A124];&quot;;&quot;; )" office:value-type="string" office:string-value="extern &quot;C&quot; const char*   zone_clearance_c;" calcext:value-type="string">
            <text:p>extern "C" const char* <text:s text:c="2"/>zone_clearance_c;</text:p>
          </table:table-cell>
          <table:table-cell/>
          <table:table-cell table:formula="of:=CONCATENATE( CONCATENATE(&quot;const char*    &quot;;[.A124];&quot;  =  &quot;&quot;&quot;;[.B124]);&quot;&quot;&quot;;&quot;)" office:value-type="string" office:string-value="const char*    zone_clearance_c  =  &quot;(zone_clearance&quot;;" calcext:value-type="string">
            <text:p>const char* <text:s text:c="3"/>zone_clearance_c <text:s/>= <text:s/>"(zone_clearance";</text:p>
          </table:table-cell>
        </table:table-row>
        <table:table-row table:style-name="ro1">
          <table:table-cell office:value-type="string" calcext:value-type="string">
            <text:p>zones_c</text:p>
          </table:table-cell>
          <table:table-cell table:formula="of:= CONCATENATE(&quot;(&quot;;LEFTB([.A125];LEN([.A125])-2))" office:value-type="string" office:string-value="(zones" calcext:value-type="string">
            <text:p>(zones</text:p>
          </table:table-cell>
          <table:table-cell/>
          <table:table-cell table:formula="of:=CONCATENATE(&quot;extern &quot;&quot;C&quot;&quot; const char*   &quot;;[.A125];&quot;;&quot;; )" office:value-type="string" office:string-value="extern &quot;C&quot; const char*   zones_c;" calcext:value-type="string">
            <text:p>extern "C" const char* <text:s text:c="2"/>zones_c;</text:p>
          </table:table-cell>
          <table:table-cell/>
          <table:table-cell table:formula="of:=CONCATENATE( CONCATENATE(&quot;const char*    &quot;;[.A125];&quot;  =  &quot;&quot;&quot;;[.B125]);&quot;&quot;&quot;;&quot;)" office:value-type="string" office:string-value="const char*    zones_c  =  &quot;(zones&quot;;" calcext:value-type="string">
            <text:p>const char* <text:s text:c="3"/>zones_c <text:s/>= <text:s/>"(zones";</text:p>
          </table:table-cell>
        </table:table-row>
        <table:table-row table:style-name="ro1" table:number-rows-repeated="10484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6:58:46.758660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det </meta:initial-creator>
    <meta:creation-date>2014-04-23T23:11:18.522677776</meta:creation-date>
    <dc:date>2014-04-27T18:42:24.554865675</dc:date>
    <dc:creator>jeandet </dc:creator>
    <meta:editing-duration>PT1H56M26S</meta:editing-duration>
    <meta:editing-cycles>7</meta:editing-cycles>
    <meta:generator>LibreOffice/4.2.3.3$Linux_X86_64 LibreOffice_project/420$Build-3</meta:generator>
    <meta:document-statistic meta:table-count="1" meta:cell-count="500" meta:object-count="0"/>
  </office:meta>
</office:document-meta>
</file>